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4pt" fo:font-weight="bold" officeooo:rsid="001fc389" officeooo:paragraph-rsid="001fc389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text-align="center" style:justify-single-word="false" fo:padding="0.049cm" fo:border="0.06pt solid #d9d9e3"/>
      <style:text-properties fo:font-size="14pt" fo:font-weight="bold" officeooo:rsid="001fc389" officeooo:paragraph-rsid="001fc389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text-align="center" style:justify-single-word="false" fo:padding="0.049cm" fo:border="0.06pt solid #d9d9e3"/>
      <style:text-properties fo:font-size="14pt" fo:font-weight="bold" officeooo:rsid="001fc389" officeooo:paragraph-rsid="001fc389" style:font-size-asian="14pt" style:font-weight-asian="bold" style:font-size-complex="14pt" style:font-weight-complex="bold" loext:padding="0.049cm" loext:border="0.06pt solid #d9d9e3"/>
    </style:style>
    <style:style style:name="P4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4pt" fo:font-weight="bold" officeooo:rsid="001fc389" officeooo:paragraph-rsid="001fc389" style:font-size-asian="14pt" style:font-weight-asian="bold" style:font-size-complex="14pt" style:font-weight-complex="bold" loext:padding="0.049cm" loext:border="0.06pt solid #d9d9e3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officeooo:rsid="001fc389" officeooo:paragraph-rsid="001fc389" style:font-size-asian="14pt" style:font-weight-asian="bold" style:font-size-complex="14pt" style:font-weight-complex="bold" loext:padding="0.049cm" loext:border="0.06pt solid #d9d9e3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fc389" officeooo:paragraph-rsid="001fc389" style:font-size-asian="14pt" style:font-weight-asian="bold" style:font-size-complex="14pt" style:font-weight-complex="bold" loext:padding="0.049cm" loext:border="0.06pt solid #d9d9e3"/>
    </style:style>
    <style:style style:name="P7" style:family="paragraph" style:parent-style-name="Text_20_body">
      <style:paragraph-properties fo:text-align="center" style:justify-single-word="false" fo:padding="0.049cm" fo:border="0.06pt solid #d9d9e3"/>
      <style:text-properties fo:font-size="14pt" fo:font-weight="bold" officeooo:rsid="001fc389" officeooo:paragraph-rsid="001fc389" style:font-size-asian="12.25pt" style:font-weight-asian="bold" style:font-size-complex="14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14pt" fo:font-weight="bold" officeooo:rsid="001fc389" officeooo:paragraph-rsid="001fc389" style:font-size-asian="12.25pt" style:font-weight-asian="bold" style:font-size-complex="14pt" style:font-weight-complex="bold"/>
    </style:style>
    <style:style style:name="P9" style:family="paragraph" style:parent-style-name="Text_20_body">
      <style:paragraph-properties fo:text-align="center" style:justify-single-word="false" fo:padding="0.049cm" fo:border="0.06pt solid #d9d9e3"/>
      <style:text-properties fo:font-size="14pt" fo:font-weight="bold" officeooo:rsid="002042b3" officeooo:paragraph-rsid="002042b3" style:font-size-asian="12.25pt" style:font-weight-asian="bold" style:font-size-complex="14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14pt" fo:font-weight="bold" officeooo:rsid="002042b3" officeooo:paragraph-rsid="002042b3" style:font-size-asian="12.25pt" style:font-weight-asian="bold" style:font-size-complex="14pt" style:font-weight-complex="bold"/>
    </style:style>
    <style:style style:name="P11" style:family="paragraph" style:parent-style-name="Text_20_body">
      <style:paragraph-properties fo:text-align="center" style:justify-single-word="false" fo:padding="0.049cm" fo:border="0.06pt solid #d9d9e3"/>
      <style:text-properties fo:font-size="14pt" fo:font-weight="bold" officeooo:rsid="002042b3" officeooo:paragraph-rsid="002042b3" style:font-size-asian="12.25pt" style:font-weight-asian="bold" style:font-size-complex="14pt" style:font-weight-complex="bold" loext:padding="0.049cm" loext:border="0.06pt solid #d9d9e3"/>
    </style:style>
    <style:style style:name="P12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4pt" fo:font-weight="bold" officeooo:rsid="002042b3" officeooo:paragraph-rsid="002042b3" style:font-size-asian="12.25pt" style:font-weight-asian="bold" style:font-size-complex="14pt" style:font-weight-complex="bold" loext:padding="0.049cm" loext:border="0.06pt solid #d9d9e3"/>
    </style:style>
    <style:style style:name="P13" style:family="paragraph" style:parent-style-name="Text_20_body">
      <style:paragraph-properties fo:padding="0.049cm" fo:border="0.06pt solid #d9d9e3"/>
      <style:text-properties loext:padding="0.049cm" loext:border="0.06pt solid #d9d9e3"/>
    </style:style>
    <style:style style:name="P14" style:family="paragraph" style:parent-style-name="Text_20_body">
      <style:paragraph-properties fo:margin-top="0cm" fo:margin-bottom="0cm" style:contextual-spacing="false"/>
      <style:text-properties loext:padding="0.049cm" loext:border="0.06pt solid #d9d9e3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>
      <style:paragraph-properties fo:padding="0.049cm" fo:border="0.06pt solid #d9d9e3"/>
    </style:style>
    <style:style style:name="P17" style:family="paragraph" style:parent-style-name="Standard">
      <style:paragraph-properties fo:text-align="center" style:justify-single-word="false"/>
      <style:text-properties officeooo:rsid="001fc389" officeooo:paragraph-rsid="001fc389"/>
    </style:style>
    <style:style style:name="P18" style:family="paragraph" style:parent-style-name="Standard">
      <style:paragraph-properties fo:text-align="start" style:justify-single-word="false"/>
      <style:text-properties officeooo:rsid="001fc389" officeooo:paragraph-rsid="002430ad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officeooo:rsid="0023d254" officeooo:paragraph-rsid="0023d254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4pt" fo:font-weight="bold" officeooo:rsid="002430ad" officeooo:paragraph-rsid="002430ad" style:font-size-asian="12.25pt" style:font-weight-asian="bold" style:font-size-complex="14pt" style:font-weight-complex="bold"/>
    </style:style>
    <style:style style:name="P21" style:family="paragraph" style:parent-style-name="Text_20_body" style:list-style-name="L1">
      <style:paragraph-properties fo:margin-top="0cm" fo:margin-bottom="0cm" style:contextual-spacing="false" fo:padding="0.049cm" fo:border="0.06pt solid #d9d9e3"/>
      <style:text-properties loext:padding="0.049cm" loext:border="0.06pt solid #d9d9e3"/>
    </style:style>
    <style:style style:name="P22" style:family="paragraph" style:parent-style-name="Text_20_body" style:list-style-name="L1">
      <style:paragraph-properties fo:padding="0.049cm" fo:border="0.06pt solid #d9d9e3"/>
      <style:text-properties loext:padding="0.049cm" loext:border="0.06pt solid #d9d9e3"/>
    </style:style>
    <style:style style:name="P23" style:family="paragraph" style:parent-style-name="Text_20_body" style:list-style-name="L2">
      <style:paragraph-properties fo:padding="0.049cm" fo:border="0.06pt solid #d9d9e3"/>
      <style:text-properties loext:padding="0.049cm" loext:border="0.06pt solid #d9d9e3"/>
    </style:style>
    <style:style style:name="P24" style:family="paragraph" style:parent-style-name="Text_20_body" style:list-style-name="L2">
      <style:paragraph-properties fo:margin-top="0cm" fo:margin-bottom="0cm" style:contextual-spacing="false" fo:padding="0.049cm" fo:border="0.06pt solid #d9d9e3"/>
      <style:text-properties loext:padding="0.049cm" loext:border="0.06pt solid #d9d9e3"/>
    </style:style>
    <style:style style:name="P25" style:family="paragraph" style:parent-style-name="Text_20_body" style:list-style-name="L3">
      <style:paragraph-properties fo:margin-top="0cm" fo:margin-bottom="0cm" style:contextual-spacing="false" fo:padding="0.049cm" fo:border="0.06pt solid #d9d9e3"/>
      <style:text-properties loext:padding="0.049cm" loext:border="0.06pt solid #d9d9e3"/>
    </style:style>
    <style:style style:name="P26" style:family="paragraph" style:parent-style-name="Text_20_body" style:list-style-name="L3">
      <style:paragraph-properties fo:padding="0.049cm" fo:border="0.06pt solid #d9d9e3"/>
      <style:text-properties loext:padding="0.049cm" loext:border="0.06pt solid #d9d9e3"/>
    </style:style>
    <style:style style:name="P27" style:family="paragraph" style:parent-style-name="Text_20_body" style:list-style-name="L4">
      <style:paragraph-properties fo:margin-top="0cm" fo:margin-bottom="0cm" style:contextual-spacing="false" fo:padding="0.049cm" fo:border="0.06pt solid #d9d9e3"/>
      <style:text-properties loext:padding="0.049cm" loext:border="0.06pt solid #d9d9e3"/>
    </style:style>
    <style:style style:name="P28" style:family="paragraph" style:parent-style-name="Text_20_body" style:list-style-name="L4">
      <style:paragraph-properties fo:padding="0.049cm" fo:border="0.06pt solid #d9d9e3"/>
      <style:text-properties loext:padding="0.049cm" loext:border="0.06pt solid #d9d9e3"/>
    </style:style>
    <style:style style:name="P29" style:family="paragraph" style:parent-style-name="Text_20_body" style:list-style-name="L5">
      <style:paragraph-properties fo:padding="0.049cm" fo:border="0.06pt solid #d9d9e3"/>
      <style:text-properties loext:padding="0.049cm" loext:border="0.06pt solid #d9d9e3"/>
    </style:style>
    <style:style style:name="P30" style:family="paragraph" style:parent-style-name="Text_20_body" style:list-style-name="L5">
      <style:paragraph-properties fo:margin-top="0cm" fo:margin-bottom="0cm" style:contextual-spacing="false" fo:padding="0.049cm" fo:border="0.06pt solid #d9d9e3"/>
      <style:text-properties loext:padding="0.049cm" loext:border="0.06pt solid #d9d9e3"/>
    </style:style>
    <style:style style:name="P31" style:family="paragraph" style:parent-style-name="Text_20_body" style:list-style-name="L6">
      <style:paragraph-properties fo:padding="0.049cm" fo:border="0.06pt solid #d9d9e3"/>
      <style:text-properties loext:padding="0.049cm" loext:border="0.06pt solid #d9d9e3"/>
    </style:style>
    <style:style style:name="P32" style:family="paragraph" style:parent-style-name="Text_20_body" style:list-style-name="L6">
      <style:paragraph-properties fo:margin-top="0cm" fo:margin-bottom="0cm" style:contextual-spacing="false" fo:padding="0.049cm" fo:border="0.06pt solid #d9d9e3"/>
      <style:text-properties loext:padding="0.049cm" loext:border="0.06pt solid #d9d9e3"/>
    </style:style>
    <style:style style:name="P33" style:family="paragraph" style:parent-style-name="Text_20_body" style:list-style-name="L7">
      <style:paragraph-properties fo:margin-top="0cm" fo:margin-bottom="0cm" style:contextual-spacing="false" fo:padding="0.049cm" fo:border="0.06pt solid #d9d9e3"/>
      <style:text-properties loext:padding="0.049cm" loext:border="0.06pt solid #d9d9e3"/>
    </style:style>
    <style:style style:name="P34" style:family="paragraph" style:parent-style-name="Text_20_body" style:list-style-name="L7">
      <style:paragraph-properties fo:padding="0.049cm" fo:border="0.06pt solid #d9d9e3"/>
      <style:text-properties loext:padding="0.049cm" loext:border="0.06pt solid #d9d9e3"/>
    </style:style>
    <style:style style:name="P35" style:family="paragraph" style:parent-style-name="Text_20_body" style:list-style-name="L10">
      <style:paragraph-properties fo:margin-top="0cm" fo:margin-bottom="0cm" style:contextual-spacing="false" fo:padding="0.049cm" fo:border="0.06pt solid #d9d9e3"/>
      <style:text-properties loext:padding="0.049cm" loext:border="0.06pt solid #d9d9e3"/>
    </style:style>
    <style:style style:name="P36" style:family="paragraph" style:parent-style-name="Text_20_body" style:list-style-name="L10">
      <style:paragraph-properties fo:padding="0.049cm" fo:border="0.06pt solid #d9d9e3"/>
      <style:text-properties loext:padding="0.049cm" loext:border="0.06pt solid #d9d9e3"/>
    </style:style>
    <style:style style:name="P37" style:family="paragraph" style:parent-style-name="Text_20_body" style:list-style-name="L12">
      <style:paragraph-properties fo:margin-top="0cm" fo:margin-bottom="0cm" style:contextual-spacing="false" fo:padding="0.049cm" fo:border="0.06pt solid #d9d9e3"/>
      <style:text-properties loext:padding="0.049cm" loext:border="0.06pt solid #d9d9e3"/>
    </style:style>
    <style:style style:name="P38" style:family="paragraph" style:parent-style-name="Text_20_body" style:list-style-name="L12">
      <style:paragraph-properties fo:padding="0.049cm" fo:border="0.06pt solid #d9d9e3"/>
      <style:text-properties loext:padding="0.049cm" loext:border="0.06pt solid #d9d9e3"/>
    </style:style>
    <style:style style:name="P39" style:family="paragraph" style:parent-style-name="Text_20_body" style:list-style-name="L17">
      <style:paragraph-properties fo:margin-top="0cm" fo:margin-bottom="0cm" style:contextual-spacing="false" fo:padding="0.049cm" fo:border="0.06pt solid #d9d9e3"/>
      <style:text-properties loext:padding="0.049cm" loext:border="0.06pt solid #d9d9e3"/>
    </style:style>
    <style:style style:name="P40" style:family="paragraph" style:parent-style-name="Text_20_body" style:list-style-name="L17">
      <style:paragraph-properties fo:padding="0.049cm" fo:border="0.06pt solid #d9d9e3"/>
      <style:text-properties loext:padding="0.049cm" loext:border="0.06pt solid #d9d9e3"/>
    </style:style>
    <style:style style:name="P41" style:family="paragraph" style:parent-style-name="Text_20_body" style:list-style-name="L20">
      <style:paragraph-properties fo:padding="0.049cm" fo:border="0.06pt solid #d9d9e3"/>
      <style:text-properties loext:padding="0.049cm" loext:border="0.06pt solid #d9d9e3"/>
    </style:style>
    <style:style style:name="P42" style:family="paragraph" style:parent-style-name="Text_20_body" style:list-style-name="L20">
      <style:paragraph-properties fo:margin-top="0cm" fo:margin-bottom="0cm" style:contextual-spacing="false" fo:padding="0.049cm" fo:border="0.06pt solid #d9d9e3"/>
      <style:text-properties loext:padding="0.049cm" loext:border="0.06pt solid #d9d9e3"/>
    </style:style>
    <style:style style:name="P43" style:family="paragraph" style:parent-style-name="Text_20_body" style:list-style-name="L26">
      <style:paragraph-properties fo:margin-top="0cm" fo:margin-bottom="0cm" style:contextual-spacing="false" fo:padding="0.049cm" fo:border="0.06pt solid #d9d9e3"/>
      <style:text-properties loext:padding="0.049cm" loext:border="0.06pt solid #d9d9e3"/>
    </style:style>
    <style:style style:name="P44" style:family="paragraph" style:parent-style-name="Text_20_body" style:list-style-name="L26">
      <style:paragraph-properties fo:padding="0.049cm" fo:border="0.06pt solid #d9d9e3"/>
      <style:text-properties loext:padding="0.049cm" loext:border="0.06pt solid #d9d9e3"/>
    </style:style>
    <style:style style:name="P45" style:family="paragraph" style:parent-style-name="Text_20_body" style:list-style-name="L27">
      <style:paragraph-properties fo:margin-top="0cm" fo:margin-bottom="0cm" style:contextual-spacing="false" fo:padding="0.049cm" fo:border="0.06pt solid #d9d9e3"/>
      <style:text-properties loext:padding="0.049cm" loext:border="0.06pt solid #d9d9e3"/>
    </style:style>
    <style:style style:name="P46" style:family="paragraph" style:parent-style-name="Text_20_body" style:list-style-name="L27">
      <style:paragraph-properties fo:padding="0.049cm" fo:border="0.06pt solid #d9d9e3"/>
      <style:text-properties loext:padding="0.049cm" loext:border="0.06pt solid #d9d9e3"/>
    </style:style>
    <style:style style:name="P47" style:family="paragraph" style:parent-style-name="Text_20_body" style:list-style-name="L28">
      <style:paragraph-properties fo:margin-top="0cm" fo:margin-bottom="0cm" style:contextual-spacing="false" fo:padding="0.049cm" fo:border="0.06pt solid #d9d9e3"/>
      <style:text-properties loext:padding="0.049cm" loext:border="0.06pt solid #d9d9e3"/>
    </style:style>
    <style:style style:name="P48" style:family="paragraph" style:parent-style-name="Text_20_body" style:list-style-name="L28">
      <style:paragraph-properties fo:padding="0.049cm" fo:border="0.06pt solid #d9d9e3"/>
      <style:text-properties loext:padding="0.049cm" loext:border="0.06pt solid #d9d9e3"/>
    </style:style>
    <style:style style:name="P49" style:family="paragraph" style:parent-style-name="Text_20_body" style:list-style-name="L30">
      <style:paragraph-properties fo:margin-top="0cm" fo:margin-bottom="0cm" style:contextual-spacing="false" fo:padding="0.049cm" fo:border="0.06pt solid #d9d9e3"/>
      <style:text-properties loext:padding="0.049cm" loext:border="0.06pt solid #d9d9e3"/>
    </style:style>
    <style:style style:name="P50" style:family="paragraph" style:parent-style-name="Text_20_body" style:list-style-name="L30">
      <style:paragraph-properties fo:padding="0.049cm" fo:border="0.06pt solid #d9d9e3"/>
      <style:text-properties loext:padding="0.049cm" loext:border="0.06pt solid #d9d9e3"/>
    </style:style>
    <style:style style:name="P51" style:family="paragraph" style:parent-style-name="Text_20_body" style:list-style-name="L31">
      <style:paragraph-properties fo:margin-top="0cm" fo:margin-bottom="0cm" style:contextual-spacing="false" fo:padding="0.049cm" fo:border="0.06pt solid #d9d9e3"/>
      <style:text-properties loext:padding="0.049cm" loext:border="0.06pt solid #d9d9e3"/>
    </style:style>
    <style:style style:name="P52" style:family="paragraph" style:parent-style-name="Text_20_body" style:list-style-name="L31">
      <style:paragraph-properties fo:padding="0.049cm" fo:border="0.06pt solid #d9d9e3"/>
      <style:text-properties loext:padding="0.049cm" loext:border="0.06pt solid #d9d9e3"/>
    </style:style>
    <style:style style:name="P53" style:family="paragraph" style:parent-style-name="Text_20_body" style:list-style-name="L32">
      <style:paragraph-properties fo:margin-top="0cm" fo:margin-bottom="0cm" style:contextual-spacing="false" fo:padding="0.049cm" fo:border="0.06pt solid #d9d9e3"/>
      <style:text-properties loext:padding="0.049cm" loext:border="0.06pt solid #d9d9e3"/>
    </style:style>
    <style:style style:name="P54" style:family="paragraph" style:parent-style-name="Text_20_body" style:list-style-name="L32">
      <style:paragraph-properties fo:padding="0.049cm" fo:border="0.06pt solid #d9d9e3"/>
      <style:text-properties loext:padding="0.049cm" loext:border="0.06pt solid #d9d9e3"/>
    </style:style>
    <style:style style:name="P55" style:family="paragraph" style:parent-style-name="Text_20_body" style:list-style-name="L33">
      <style:paragraph-properties fo:margin-top="0cm" fo:margin-bottom="0cm" style:contextual-spacing="false" fo:padding="0.049cm" fo:border="0.06pt solid #d9d9e3"/>
      <style:text-properties loext:padding="0.049cm" loext:border="0.06pt solid #d9d9e3"/>
    </style:style>
    <style:style style:name="P56" style:family="paragraph" style:parent-style-name="Text_20_body" style:list-style-name="L33">
      <style:paragraph-properties fo:padding="0.049cm" fo:border="0.06pt solid #d9d9e3"/>
      <style:text-properties loext:padding="0.049cm" loext:border="0.06pt solid #d9d9e3"/>
    </style:style>
    <style:style style:name="P57" style:family="paragraph" style:parent-style-name="Text_20_body" style:list-style-name="L34">
      <style:paragraph-properties fo:margin-top="0cm" fo:margin-bottom="0cm" style:contextual-spacing="false" fo:padding="0.049cm" fo:border="0.06pt solid #d9d9e3"/>
      <style:text-properties loext:padding="0.049cm" loext:border="0.06pt solid #d9d9e3"/>
    </style:style>
    <style:style style:name="P58" style:family="paragraph" style:parent-style-name="Text_20_body" style:list-style-name="L34">
      <style:paragraph-properties fo:padding="0.049cm" fo:border="0.06pt solid #d9d9e3"/>
      <style:text-properties loext:padding="0.049cm" loext:border="0.06pt solid #d9d9e3"/>
    </style:style>
    <style:style style:name="P59" style:family="paragraph" style:parent-style-name="Text_20_body" style:list-style-name="L35">
      <style:paragraph-properties fo:margin-top="0cm" fo:margin-bottom="0cm" style:contextual-spacing="false" fo:padding="0.049cm" fo:border="0.06pt solid #d9d9e3"/>
      <style:text-properties loext:padding="0.049cm" loext:border="0.06pt solid #d9d9e3"/>
    </style:style>
    <style:style style:name="P60" style:family="paragraph" style:parent-style-name="Text_20_body" style:list-style-name="L35">
      <style:paragraph-properties fo:padding="0.049cm" fo:border="0.06pt solid #d9d9e3"/>
      <style:text-properties loext:padding="0.049cm" loext:border="0.06pt solid #d9d9e3"/>
    </style:style>
    <style:style style:name="P61" style:family="paragraph" style:parent-style-name="Text_20_body" style:list-style-name="L37">
      <style:paragraph-properties fo:margin-top="0cm" fo:margin-bottom="0cm" style:contextual-spacing="false" fo:padding="0.049cm" fo:border="0.06pt solid #d9d9e3"/>
      <style:text-properties loext:padding="0.049cm" loext:border="0.06pt solid #d9d9e3"/>
    </style:style>
    <style:style style:name="P62" style:family="paragraph" style:parent-style-name="Text_20_body" style:list-style-name="L37">
      <style:paragraph-properties fo:padding="0.049cm" fo:border="0.06pt solid #d9d9e3"/>
      <style:text-properties loext:padding="0.049cm" loext:border="0.06pt solid #d9d9e3"/>
    </style:style>
    <style:style style:name="P63" style:family="paragraph" style:parent-style-name="Text_20_body" style:list-style-name="L38">
      <style:paragraph-properties fo:margin-top="0cm" fo:margin-bottom="0cm" style:contextual-spacing="false" fo:padding="0.049cm" fo:border="0.06pt solid #d9d9e3"/>
      <style:text-properties loext:padding="0.049cm" loext:border="0.06pt solid #d9d9e3"/>
    </style:style>
    <style:style style:name="P64" style:family="paragraph" style:parent-style-name="Text_20_body" style:list-style-name="L38">
      <style:paragraph-properties fo:padding="0.049cm" fo:border="0.06pt solid #d9d9e3"/>
      <style:text-properties loext:padding="0.049cm" loext:border="0.06pt solid #d9d9e3"/>
    </style:style>
    <style:style style:name="P65" style:family="paragraph" style:parent-style-name="Text_20_body" style:list-style-name="L39">
      <style:paragraph-properties fo:margin-top="0cm" fo:margin-bottom="0cm" style:contextual-spacing="false" fo:padding="0.049cm" fo:border="0.06pt solid #d9d9e3"/>
      <style:text-properties loext:padding="0.049cm" loext:border="0.06pt solid #d9d9e3"/>
    </style:style>
    <style:style style:name="P66" style:family="paragraph" style:parent-style-name="Text_20_body" style:list-style-name="L39">
      <style:paragraph-properties fo:padding="0.049cm" fo:border="0.06pt solid #d9d9e3"/>
      <style:text-properties loext:padding="0.049cm" loext:border="0.06pt solid #d9d9e3"/>
    </style:style>
    <style:style style:name="P67" style:family="paragraph" style:parent-style-name="Text_20_body" style:list-style-name="L41">
      <style:paragraph-properties fo:margin-top="0cm" fo:margin-bottom="0cm" style:contextual-spacing="false" fo:padding="0.049cm" fo:border="0.06pt solid #d9d9e3"/>
      <style:text-properties loext:padding="0.049cm" loext:border="0.06pt solid #d9d9e3"/>
    </style:style>
    <style:style style:name="P68" style:family="paragraph" style:parent-style-name="Text_20_body" style:list-style-name="L41">
      <style:paragraph-properties fo:padding="0.049cm" fo:border="0.06pt solid #d9d9e3"/>
      <style:text-properties loext:padding="0.049cm" loext:border="0.06pt solid #d9d9e3"/>
    </style:style>
    <style:style style:name="P69" style:family="paragraph" style:parent-style-name="Text_20_body" style:list-style-name="L42">
      <style:paragraph-properties fo:margin-top="0cm" fo:margin-bottom="0cm" style:contextual-spacing="false" fo:padding="0.049cm" fo:border="0.06pt solid #d9d9e3"/>
      <style:text-properties loext:padding="0.049cm" loext:border="0.06pt solid #d9d9e3"/>
    </style:style>
    <style:style style:name="P70" style:family="paragraph" style:parent-style-name="Text_20_body" style:list-style-name="L42">
      <style:paragraph-properties fo:padding="0.049cm" fo:border="0.06pt solid #d9d9e3"/>
      <style:text-properties loext:padding="0.049cm" loext:border="0.06pt solid #d9d9e3"/>
    </style:style>
    <style:style style:name="P71" style:family="paragraph" style:parent-style-name="Text_20_body" style:list-style-name="L43">
      <style:paragraph-properties fo:margin-top="0cm" fo:margin-bottom="0cm" style:contextual-spacing="false" fo:padding="0.049cm" fo:border="0.06pt solid #d9d9e3"/>
      <style:text-properties loext:padding="0.049cm" loext:border="0.06pt solid #d9d9e3"/>
    </style:style>
    <style:style style:name="P72" style:family="paragraph" style:parent-style-name="Text_20_body" style:list-style-name="L43">
      <style:paragraph-properties fo:padding="0.049cm" fo:border="0.06pt solid #d9d9e3"/>
      <style:text-properties loext:padding="0.049cm" loext:border="0.06pt solid #d9d9e3"/>
    </style:style>
    <style:style style:name="P73" style:family="paragraph" style:parent-style-name="Text_20_body" style:list-style-name="L44">
      <style:paragraph-properties fo:margin-top="0cm" fo:margin-bottom="0cm" style:contextual-spacing="false" fo:padding="0.049cm" fo:border="0.06pt solid #d9d9e3"/>
      <style:text-properties loext:padding="0.049cm" loext:border="0.06pt solid #d9d9e3"/>
    </style:style>
    <style:style style:name="P74" style:family="paragraph" style:parent-style-name="Text_20_body" style:list-style-name="L44">
      <style:paragraph-properties fo:padding="0.049cm" fo:border="0.06pt solid #d9d9e3"/>
      <style:text-properties loext:padding="0.049cm" loext:border="0.06pt solid #d9d9e3"/>
    </style:style>
    <style:style style:name="P75" style:family="paragraph" style:parent-style-name="Text_20_body">
      <style:paragraph-properties fo:padding="0.049cm" fo:border="0.06pt solid #d9d9e3"/>
      <style:text-properties loext:padding="0.049cm" loext:border="0.06pt solid #d9d9e3"/>
    </style:style>
    <style:style style:name="P76" style:family="paragraph" style:parent-style-name="Text_20_body" style:list-style-name="L65">
      <style:paragraph-properties fo:margin-top="0cm" fo:margin-bottom="0cm" style:contextual-spacing="false" fo:padding="0.049cm" fo:border="0.06pt solid #d9d9e3"/>
      <style:text-properties loext:padding="0.049cm" loext:border="0.06pt solid #d9d9e3"/>
    </style:style>
    <style:style style:name="P77" style:family="paragraph" style:parent-style-name="Text_20_body" style:list-style-name="L65">
      <style:paragraph-properties fo:padding="0.049cm" fo:border="0.06pt solid #d9d9e3"/>
      <style:text-properties loext:padding="0.049cm" loext:border="0.06pt solid #d9d9e3"/>
    </style:style>
    <style:style style:name="P78" style:family="paragraph" style:parent-style-name="Text_20_body">
      <style:paragraph-properties fo:margin-top="0cm" fo:margin-bottom="0cm" style:contextual-spacing="false"/>
      <style:text-properties loext:padding="0.049cm" loext:border="0.06pt solid #d9d9e3"/>
    </style:style>
    <style:style style:name="P79" style:family="paragraph" style:parent-style-name="Text_20_body" style:list-style-name="L68">
      <style:paragraph-properties fo:margin-top="0cm" fo:margin-bottom="0cm" style:contextual-spacing="false" fo:padding="0.049cm" fo:border="0.06pt solid #d9d9e3"/>
      <style:text-properties loext:padding="0.049cm" loext:border="0.06pt solid #d9d9e3"/>
    </style:style>
    <style:style style:name="P80" style:family="paragraph" style:parent-style-name="Text_20_body" style:list-style-name="L68">
      <style:paragraph-properties fo:padding="0.049cm" fo:border="0.06pt solid #d9d9e3"/>
      <style:text-properties loext:padding="0.049cm" loext:border="0.06pt solid #d9d9e3"/>
    </style:style>
    <style:style style:name="P81" style:family="paragraph" style:parent-style-name="Text_20_body" style:list-style-name="L70">
      <style:paragraph-properties fo:margin-top="0cm" fo:margin-bottom="0cm" style:contextual-spacing="false" fo:padding="0.049cm" fo:border="0.06pt solid #d9d9e3"/>
      <style:text-properties loext:padding="0.049cm" loext:border="0.06pt solid #d9d9e3"/>
    </style:style>
    <style:style style:name="P82" style:family="paragraph" style:parent-style-name="Text_20_body" style:list-style-name="L70">
      <style:paragraph-properties fo:padding="0.049cm" fo:border="0.06pt solid #d9d9e3"/>
      <style:text-properties loext:padding="0.049cm" loext:border="0.06pt solid #d9d9e3"/>
    </style:style>
    <style:style style:name="P83" style:family="paragraph" style:parent-style-name="Text_20_body" style:list-style-name="L8">
      <style:paragraph-properties fo:margin-top="0cm" fo:margin-bottom="0cm" style:contextual-spacing="false" fo:padding="0.049cm" fo:border="0.06pt solid #d9d9e3"/>
    </style:style>
    <style:style style:name="P84" style:family="paragraph" style:parent-style-name="Text_20_body" style:list-style-name="L8">
      <style:paragraph-properties fo:padding="0.049cm" fo:border="0.06pt solid #d9d9e3"/>
    </style:style>
    <style:style style:name="P85" style:family="paragraph" style:parent-style-name="Text_20_body" style:list-style-name="L9">
      <style:paragraph-properties fo:margin-top="0cm" fo:margin-bottom="0cm" style:contextual-spacing="false" fo:padding="0.049cm" fo:border="0.06pt solid #d9d9e3"/>
    </style:style>
    <style:style style:name="P86" style:family="paragraph" style:parent-style-name="Text_20_body" style:list-style-name="L9">
      <style:paragraph-properties fo:padding="0.049cm" fo:border="0.06pt solid #d9d9e3"/>
    </style:style>
    <style:style style:name="P87" style:family="paragraph" style:parent-style-name="Text_20_body" style:list-style-name="L11">
      <style:paragraph-properties fo:margin-top="0cm" fo:margin-bottom="0cm" style:contextual-spacing="false" fo:padding="0.049cm" fo:border="0.06pt solid #d9d9e3"/>
    </style:style>
    <style:style style:name="P88" style:family="paragraph" style:parent-style-name="Text_20_body" style:list-style-name="L11">
      <style:paragraph-properties fo:padding="0.049cm" fo:border="0.06pt solid #d9d9e3"/>
    </style:style>
    <style:style style:name="P89" style:family="paragraph" style:parent-style-name="Text_20_body" style:list-style-name="L13">
      <style:paragraph-properties fo:margin-top="0cm" fo:margin-bottom="0cm" style:contextual-spacing="false" fo:padding="0.049cm" fo:border="0.06pt solid #d9d9e3"/>
    </style:style>
    <style:style style:name="P90" style:family="paragraph" style:parent-style-name="Text_20_body" style:list-style-name="L13">
      <style:paragraph-properties fo:padding="0.049cm" fo:border="0.06pt solid #d9d9e3"/>
    </style:style>
    <style:style style:name="P91" style:family="paragraph" style:parent-style-name="Text_20_body" style:list-style-name="L14">
      <style:paragraph-properties fo:padding="0.049cm" fo:border="0.06pt solid #d9d9e3"/>
    </style:style>
    <style:style style:name="P92" style:family="paragraph" style:parent-style-name="Text_20_body" style:list-style-name="L14">
      <style:paragraph-properties fo:margin-top="0cm" fo:margin-bottom="0cm" style:contextual-spacing="false" fo:padding="0.049cm" fo:border="0.06pt solid #d9d9e3"/>
    </style:style>
    <style:style style:name="P93" style:family="paragraph" style:parent-style-name="Text_20_body" style:list-style-name="L15">
      <style:paragraph-properties fo:margin-top="0cm" fo:margin-bottom="0cm" style:contextual-spacing="false" fo:padding="0.049cm" fo:border="0.06pt solid #d9d9e3"/>
    </style:style>
    <style:style style:name="P94" style:family="paragraph" style:parent-style-name="Text_20_body" style:list-style-name="L15">
      <style:paragraph-properties fo:padding="0.049cm" fo:border="0.06pt solid #d9d9e3"/>
    </style:style>
    <style:style style:name="P95" style:family="paragraph" style:parent-style-name="Text_20_body" style:list-style-name="L16">
      <style:paragraph-properties fo:margin-top="0cm" fo:margin-bottom="0cm" style:contextual-spacing="false" fo:padding="0.049cm" fo:border="0.06pt solid #d9d9e3"/>
    </style:style>
    <style:style style:name="P96" style:family="paragraph" style:parent-style-name="Text_20_body" style:list-style-name="L16">
      <style:paragraph-properties fo:padding="0.049cm" fo:border="0.06pt solid #d9d9e3"/>
    </style:style>
    <style:style style:name="P97" style:family="paragraph" style:parent-style-name="Text_20_body" style:list-style-name="L18">
      <style:paragraph-properties fo:padding="0.049cm" fo:border="0.06pt solid #d9d9e3"/>
    </style:style>
    <style:style style:name="P98" style:family="paragraph" style:parent-style-name="Text_20_body" style:list-style-name="L18">
      <style:paragraph-properties fo:margin-top="0cm" fo:margin-bottom="0cm" style:contextual-spacing="false" fo:padding="0.049cm" fo:border="0.06pt solid #d9d9e3"/>
    </style:style>
    <style:style style:name="P99" style:family="paragraph" style:parent-style-name="Text_20_body" style:list-style-name="L19">
      <style:paragraph-properties fo:margin-top="0cm" fo:margin-bottom="0cm" style:contextual-spacing="false" fo:padding="0.049cm" fo:border="0.06pt solid #d9d9e3"/>
    </style:style>
    <style:style style:name="P100" style:family="paragraph" style:parent-style-name="Text_20_body" style:list-style-name="L19">
      <style:paragraph-properties fo:padding="0.049cm" fo:border="0.06pt solid #d9d9e3"/>
    </style:style>
    <style:style style:name="P101" style:family="paragraph" style:parent-style-name="Text_20_body" style:list-style-name="L21">
      <style:paragraph-properties fo:padding="0.049cm" fo:border="0.06pt solid #d9d9e3"/>
    </style:style>
    <style:style style:name="P102" style:family="paragraph" style:parent-style-name="Text_20_body" style:list-style-name="L21">
      <style:paragraph-properties fo:margin-top="0cm" fo:margin-bottom="0cm" style:contextual-spacing="false" fo:padding="0.049cm" fo:border="0.06pt solid #d9d9e3"/>
    </style:style>
    <style:style style:name="P103" style:family="paragraph" style:parent-style-name="Text_20_body" style:list-style-name="L22">
      <style:paragraph-properties fo:margin-top="0cm" fo:margin-bottom="0cm" style:contextual-spacing="false" fo:padding="0.049cm" fo:border="0.06pt solid #d9d9e3"/>
    </style:style>
    <style:style style:name="P104" style:family="paragraph" style:parent-style-name="Text_20_body" style:list-style-name="L22">
      <style:paragraph-properties fo:padding="0.049cm" fo:border="0.06pt solid #d9d9e3"/>
    </style:style>
    <style:style style:name="P105" style:family="paragraph" style:parent-style-name="Text_20_body" style:list-style-name="L23">
      <style:paragraph-properties fo:margin-top="0cm" fo:margin-bottom="0cm" style:contextual-spacing="false" fo:padding="0.049cm" fo:border="0.06pt solid #d9d9e3"/>
    </style:style>
    <style:style style:name="P106" style:family="paragraph" style:parent-style-name="Text_20_body" style:list-style-name="L23">
      <style:paragraph-properties fo:padding="0.049cm" fo:border="0.06pt solid #d9d9e3"/>
    </style:style>
    <style:style style:name="P107" style:family="paragraph" style:parent-style-name="Text_20_body" style:list-style-name="L24">
      <style:paragraph-properties fo:margin-top="0cm" fo:margin-bottom="0cm" style:contextual-spacing="false" fo:padding="0.049cm" fo:border="0.06pt solid #d9d9e3"/>
    </style:style>
    <style:style style:name="P108" style:family="paragraph" style:parent-style-name="Text_20_body" style:list-style-name="L24">
      <style:paragraph-properties fo:padding="0.049cm" fo:border="0.06pt solid #d9d9e3"/>
    </style:style>
    <style:style style:name="P109" style:family="paragraph" style:parent-style-name="Text_20_body" style:list-style-name="L25">
      <style:paragraph-properties fo:margin-top="0cm" fo:margin-bottom="0cm" style:contextual-spacing="false" fo:padding="0.049cm" fo:border="0.06pt solid #d9d9e3"/>
    </style:style>
    <style:style style:name="P110" style:family="paragraph" style:parent-style-name="Text_20_body" style:list-style-name="L25">
      <style:paragraph-properties fo:padding="0.049cm" fo:border="0.06pt solid #d9d9e3"/>
    </style:style>
    <style:style style:name="P111" style:family="paragraph" style:parent-style-name="Text_20_body" style:list-style-name="L29">
      <style:paragraph-properties fo:margin-top="0cm" fo:margin-bottom="0cm" style:contextual-spacing="false" fo:padding="0.049cm" fo:border="0.06pt solid #d9d9e3"/>
    </style:style>
    <style:style style:name="P112" style:family="paragraph" style:parent-style-name="Text_20_body" style:list-style-name="L29">
      <style:paragraph-properties fo:padding="0.049cm" fo:border="0.06pt solid #d9d9e3"/>
    </style:style>
    <style:style style:name="P113" style:family="paragraph" style:parent-style-name="Text_20_body" style:list-style-name="L36">
      <style:paragraph-properties fo:padding="0.049cm" fo:border="0.06pt solid #d9d9e3"/>
    </style:style>
    <style:style style:name="P114" style:family="paragraph" style:parent-style-name="Text_20_body" style:list-style-name="L40">
      <style:paragraph-properties fo:padding="0.049cm" fo:border="0.06pt solid #d9d9e3"/>
    </style:style>
    <style:style style:name="P115" style:family="paragraph" style:parent-style-name="Text_20_body">
      <style:paragraph-properties fo:padding="0.049cm" fo:border="0.06pt solid #d9d9e3"/>
    </style:style>
    <style:style style:name="P116" style:family="paragraph" style:parent-style-name="Text_20_body" style:list-style-name="L45">
      <style:paragraph-properties fo:margin-top="0cm" fo:margin-bottom="0cm" style:contextual-spacing="false" fo:padding="0.049cm" fo:border="0.06pt solid #d9d9e3"/>
    </style:style>
    <style:style style:name="P117" style:family="paragraph" style:parent-style-name="Text_20_body" style:list-style-name="L45">
      <style:paragraph-properties fo:padding="0.049cm" fo:border="0.06pt solid #d9d9e3"/>
    </style:style>
    <style:style style:name="P118" style:family="paragraph" style:parent-style-name="Text_20_body">
      <style:paragraph-properties fo:text-align="center" style:justify-single-word="false"/>
      <style:text-properties fo:font-size="14pt" fo:font-weight="bold" officeooo:rsid="0023d254" officeooo:paragraph-rsid="0023d254" style:font-size-asian="12.25pt" style:font-weight-asian="bold" style:font-size-complex="14pt" style:font-weight-complex="bold"/>
    </style:style>
    <style:style style:name="P119" style:family="paragraph" style:parent-style-name="Text_20_body">
      <style:paragraph-properties fo:text-align="center" style:justify-single-word="false" fo:padding="0.049cm" fo:border="0.06pt solid #d9d9e3"/>
      <style:text-properties fo:font-size="14pt" fo:font-weight="bold" officeooo:rsid="0023d254" officeooo:paragraph-rsid="0023d254" style:font-size-asian="12.25pt" style:font-weight-asian="bold" style:font-size-complex="14pt" style:font-weight-complex="bold"/>
    </style:style>
    <style:style style:name="P120" style:family="paragraph" style:parent-style-name="Text_20_body" style:list-style-name="L46">
      <style:paragraph-properties fo:margin-top="0cm" fo:margin-bottom="0cm" style:contextual-spacing="false" fo:padding="0.049cm" fo:border="0.06pt solid #d9d9e3"/>
    </style:style>
    <style:style style:name="P121" style:family="paragraph" style:parent-style-name="Text_20_body" style:list-style-name="L46">
      <style:paragraph-properties fo:padding="0.049cm" fo:border="0.06pt solid #d9d9e3"/>
    </style:style>
    <style:style style:name="P122" style:family="paragraph" style:parent-style-name="Text_20_body" style:list-style-name="L47">
      <style:paragraph-properties fo:margin-top="0cm" fo:margin-bottom="0cm" style:contextual-spacing="false" fo:padding="0.049cm" fo:border="0.06pt solid #d9d9e3"/>
    </style:style>
    <style:style style:name="P123" style:family="paragraph" style:parent-style-name="Text_20_body" style:list-style-name="L47">
      <style:paragraph-properties fo:padding="0.049cm" fo:border="0.06pt solid #d9d9e3"/>
    </style:style>
    <style:style style:name="P124" style:family="paragraph" style:parent-style-name="Text_20_body">
      <style:paragraph-properties fo:padding="0.049cm" fo:border="0.06pt solid #d9d9e3"/>
      <style:text-properties officeooo:paragraph-rsid="0023d254"/>
    </style:style>
    <style:style style:name="P125" style:family="paragraph" style:parent-style-name="Text_20_body">
      <style:paragraph-properties fo:text-align="start" style:justify-single-word="false"/>
      <style:text-properties fo:font-size="12pt" fo:font-weight="normal" officeooo:rsid="0023d254" officeooo:paragraph-rsid="0023d254" style:font-size-asian="10.5pt" style:font-weight-asian="normal" style:font-size-complex="12pt" style:font-weight-complex="normal"/>
    </style:style>
    <style:style style:name="P126" style:family="paragraph" style:parent-style-name="Text_20_body">
      <style:paragraph-properties fo:text-align="start" style:justify-single-word="false"/>
      <style:text-properties fo:font-size="12pt" fo:font-weight="normal" officeooo:rsid="0023d254" officeooo:paragraph-rsid="0023d254" style:font-size-asian="10.5pt" style:font-weight-asian="normal" style:font-size-complex="12pt" style:font-weight-complex="normal" loext:padding="0.049cm" loext:border="0.06pt solid #d9d9e3"/>
    </style:style>
    <style:style style:name="P127" style:family="paragraph" style:parent-style-name="Text_20_body">
      <style:paragraph-properties fo:text-align="start" style:justify-single-word="false"/>
      <style:text-properties fo:font-size="12pt" fo:font-weight="normal" officeooo:rsid="002430ad" officeooo:paragraph-rsid="002430ad" style:font-size-asian="10.5pt" style:font-weight-asian="normal" style:font-size-complex="12pt" style:font-weight-complex="normal"/>
    </style:style>
    <style:style style:name="P128" style:family="paragraph" style:parent-style-name="Text_20_body">
      <style:paragraph-properties fo:text-align="start" style:justify-single-word="false"/>
      <style:text-properties fo:font-size="12pt" fo:font-weight="normal" officeooo:rsid="002430ad" officeooo:paragraph-rsid="002430ad" style:font-size-asian="12pt" style:font-weight-asian="normal" style:font-size-complex="12pt" style:font-weight-complex="normal"/>
    </style:style>
    <style:style style:name="P129" style:family="paragraph" style:parent-style-name="Text_20_body" style:list-style-name="L48">
      <style:paragraph-properties fo:padding="0.049cm" fo:border="0.06pt solid #d9d9e3"/>
    </style:style>
    <style:style style:name="P130" style:family="paragraph" style:parent-style-name="Text_20_body" style:list-style-name="L49">
      <style:paragraph-properties fo:margin-top="0cm" fo:margin-bottom="0cm" style:contextual-spacing="false" fo:padding="0.049cm" fo:border="0.06pt solid #d9d9e3"/>
    </style:style>
    <style:style style:name="P131" style:family="paragraph" style:parent-style-name="Text_20_body" style:list-style-name="L49">
      <style:paragraph-properties fo:padding="0.049cm" fo:border="0.06pt solid #d9d9e3"/>
    </style:style>
    <style:style style:name="P132" style:family="paragraph" style:parent-style-name="Text_20_body" style:list-style-name="L50">
      <style:paragraph-properties fo:margin-top="0cm" fo:margin-bottom="0cm" style:contextual-spacing="false" fo:padding="0.049cm" fo:border="0.06pt solid #d9d9e3"/>
    </style:style>
    <style:style style:name="P133" style:family="paragraph" style:parent-style-name="Text_20_body" style:list-style-name="L50">
      <style:paragraph-properties fo:padding="0.049cm" fo:border="0.06pt solid #d9d9e3"/>
    </style:style>
    <style:style style:name="P134" style:family="paragraph" style:parent-style-name="Text_20_body" style:list-style-name="L51">
      <style:paragraph-properties fo:margin-top="0cm" fo:margin-bottom="0cm" style:contextual-spacing="false" fo:padding="0.049cm" fo:border="0.06pt solid #d9d9e3"/>
    </style:style>
    <style:style style:name="P135" style:family="paragraph" style:parent-style-name="Text_20_body" style:list-style-name="L51">
      <style:paragraph-properties fo:padding="0.049cm" fo:border="0.06pt solid #d9d9e3"/>
    </style:style>
    <style:style style:name="P136" style:family="paragraph" style:parent-style-name="Text_20_body" style:list-style-name="L52">
      <style:paragraph-properties fo:margin-top="0cm" fo:margin-bottom="0cm" style:contextual-spacing="false" fo:padding="0.049cm" fo:border="0.06pt solid #d9d9e3"/>
    </style:style>
    <style:style style:name="P137" style:family="paragraph" style:parent-style-name="Text_20_body" style:list-style-name="L52">
      <style:paragraph-properties fo:padding="0.049cm" fo:border="0.06pt solid #d9d9e3"/>
    </style:style>
    <style:style style:name="P138" style:family="paragraph" style:parent-style-name="Text_20_body" style:list-style-name="L53">
      <style:paragraph-properties fo:padding="0.049cm" fo:border="0.06pt solid #d9d9e3"/>
    </style:style>
    <style:style style:name="P139" style:family="paragraph" style:parent-style-name="Text_20_body" style:list-style-name="L54">
      <style:paragraph-properties fo:margin-top="0cm" fo:margin-bottom="0cm" style:contextual-spacing="false" fo:padding="0.049cm" fo:border="0.06pt solid #d9d9e3"/>
    </style:style>
    <style:style style:name="P140" style:family="paragraph" style:parent-style-name="Text_20_body" style:list-style-name="L54">
      <style:paragraph-properties fo:padding="0.049cm" fo:border="0.06pt solid #d9d9e3"/>
    </style:style>
    <style:style style:name="P141" style:family="paragraph" style:parent-style-name="Text_20_body" style:list-style-name="L55">
      <style:paragraph-properties fo:margin-top="0cm" fo:margin-bottom="0cm" style:contextual-spacing="false" fo:padding="0.049cm" fo:border="0.06pt solid #d9d9e3"/>
    </style:style>
    <style:style style:name="P142" style:family="paragraph" style:parent-style-name="Text_20_body" style:list-style-name="L55">
      <style:paragraph-properties fo:padding="0.049cm" fo:border="0.06pt solid #d9d9e3"/>
    </style:style>
    <style:style style:name="P143" style:family="paragraph" style:parent-style-name="Text_20_body" style:list-style-name="L56">
      <style:paragraph-properties fo:margin-top="0cm" fo:margin-bottom="0cm" style:contextual-spacing="false" fo:padding="0.049cm" fo:border="0.06pt solid #d9d9e3"/>
    </style:style>
    <style:style style:name="P144" style:family="paragraph" style:parent-style-name="Text_20_body" style:list-style-name="L56">
      <style:paragraph-properties fo:padding="0.049cm" fo:border="0.06pt solid #d9d9e3"/>
    </style:style>
    <style:style style:name="P145" style:family="paragraph" style:parent-style-name="Text_20_body" style:list-style-name="L57">
      <style:paragraph-properties fo:margin-top="0cm" fo:margin-bottom="0cm" style:contextual-spacing="false" fo:padding="0.049cm" fo:border="0.06pt solid #d9d9e3"/>
    </style:style>
    <style:style style:name="P146" style:family="paragraph" style:parent-style-name="Text_20_body" style:list-style-name="L57">
      <style:paragraph-properties fo:padding="0.049cm" fo:border="0.06pt solid #d9d9e3"/>
    </style:style>
    <style:style style:name="P147" style:family="paragraph" style:parent-style-name="Text_20_body" style:list-style-name="L58">
      <style:paragraph-properties fo:margin-top="0cm" fo:margin-bottom="0cm" style:contextual-spacing="false" fo:padding="0.049cm" fo:border="0.06pt solid #d9d9e3"/>
    </style:style>
    <style:style style:name="P148" style:family="paragraph" style:parent-style-name="Text_20_body" style:list-style-name="L58">
      <style:paragraph-properties fo:padding="0.049cm" fo:border="0.06pt solid #d9d9e3"/>
    </style:style>
    <style:style style:name="P149" style:family="paragraph" style:parent-style-name="Text_20_body" style:list-style-name="L59">
      <style:paragraph-properties fo:padding="0.049cm" fo:border="0.06pt solid #d9d9e3"/>
    </style:style>
    <style:style style:name="P150" style:family="paragraph" style:parent-style-name="Text_20_body" style:list-style-name="L60">
      <style:paragraph-properties fo:padding="0.049cm" fo:border="0.06pt solid #d9d9e3"/>
    </style:style>
    <style:style style:name="P151" style:family="paragraph" style:parent-style-name="Text_20_body" style:list-style-name="L61">
      <style:paragraph-properties fo:margin-top="0cm" fo:margin-bottom="0cm" style:contextual-spacing="false" fo:padding="0.049cm" fo:border="0.06pt solid #d9d9e3"/>
    </style:style>
    <style:style style:name="P152" style:family="paragraph" style:parent-style-name="Text_20_body" style:list-style-name="L61">
      <style:paragraph-properties fo:padding="0.049cm" fo:border="0.06pt solid #d9d9e3"/>
    </style:style>
    <style:style style:name="P153" style:family="paragraph" style:parent-style-name="Text_20_body" style:list-style-name="L62">
      <style:paragraph-properties fo:margin-top="0cm" fo:margin-bottom="0cm" style:contextual-spacing="false" fo:padding="0.049cm" fo:border="0.06pt solid #d9d9e3"/>
    </style:style>
    <style:style style:name="P154" style:family="paragraph" style:parent-style-name="Text_20_body" style:list-style-name="L62">
      <style:paragraph-properties fo:padding="0.049cm" fo:border="0.06pt solid #d9d9e3"/>
    </style:style>
    <style:style style:name="P155" style:family="paragraph" style:parent-style-name="Text_20_body" style:list-style-name="L63">
      <style:paragraph-properties fo:margin-top="0cm" fo:margin-bottom="0cm" style:contextual-spacing="false" fo:padding="0.049cm" fo:border="0.06pt solid #d9d9e3"/>
    </style:style>
    <style:style style:name="P156" style:family="paragraph" style:parent-style-name="Text_20_body" style:list-style-name="L63">
      <style:paragraph-properties fo:padding="0.049cm" fo:border="0.06pt solid #d9d9e3"/>
    </style:style>
    <style:style style:name="P157" style:family="paragraph" style:parent-style-name="Text_20_body" style:list-style-name="L64">
      <style:paragraph-properties fo:margin-top="0cm" fo:margin-bottom="0cm" style:contextual-spacing="false" fo:padding="0.049cm" fo:border="0.06pt solid #d9d9e3"/>
    </style:style>
    <style:style style:name="P158" style:family="paragraph" style:parent-style-name="Text_20_body" style:list-style-name="L64">
      <style:paragraph-properties fo:padding="0.049cm" fo:border="0.06pt solid #d9d9e3"/>
    </style:style>
    <style:style style:name="P159" style:family="paragraph" style:parent-style-name="Text_20_body" style:list-style-name="L66">
      <style:paragraph-properties fo:margin-top="0cm" fo:margin-bottom="0cm" style:contextual-spacing="false" fo:padding="0.049cm" fo:border="0.06pt solid #d9d9e3"/>
    </style:style>
    <style:style style:name="P160" style:family="paragraph" style:parent-style-name="Text_20_body" style:list-style-name="L66">
      <style:paragraph-properties fo:padding="0.049cm" fo:border="0.06pt solid #d9d9e3"/>
    </style:style>
    <style:style style:name="P161" style:family="paragraph" style:parent-style-name="Text_20_body" style:list-style-name="L67">
      <style:paragraph-properties fo:margin-top="0cm" fo:margin-bottom="0cm" style:contextual-spacing="false" fo:padding="0.049cm" fo:border="0.06pt solid #d9d9e3"/>
    </style:style>
    <style:style style:name="P162" style:family="paragraph" style:parent-style-name="Text_20_body" style:list-style-name="L67">
      <style:paragraph-properties fo:padding="0.049cm" fo:border="0.06pt solid #d9d9e3"/>
    </style:style>
    <style:style style:name="P163" style:family="paragraph" style:parent-style-name="Text_20_body" style:list-style-name="L69">
      <style:paragraph-properties fo:margin-top="0cm" fo:margin-bottom="0cm" style:contextual-spacing="false" fo:padding="0.049cm" fo:border="0.06pt solid #d9d9e3"/>
    </style:style>
    <style:style style:name="P164" style:family="paragraph" style:parent-style-name="Text_20_body" style:list-style-name="L69">
      <style:paragraph-properties fo:padding="0.049cm" fo:border="0.06pt solid #d9d9e3"/>
    </style:style>
    <style:style style:name="P165" style:family="paragraph" style:parent-style-name="Text_20_body" style:list-style-name="L71">
      <style:paragraph-properties fo:margin-top="0cm" fo:margin-bottom="0cm" style:contextual-spacing="false" fo:padding="0.049cm" fo:border="0.06pt solid #d9d9e3"/>
    </style:style>
    <style:style style:name="P166" style:family="paragraph" style:parent-style-name="Text_20_body" style:list-style-name="L71">
      <style:paragraph-properties fo:padding="0.049cm" fo:border="0.06pt solid #d9d9e3"/>
    </style:style>
    <style:style style:name="P167" style:family="paragraph" style:parent-style-name="Text_20_body" style:list-style-name="L72">
      <style:paragraph-properties fo:margin-top="0cm" fo:margin-bottom="0cm" style:contextual-spacing="false" fo:padding="0.049cm" fo:border="0.06pt solid #d9d9e3"/>
    </style:style>
    <style:style style:name="P168" style:family="paragraph" style:parent-style-name="Text_20_body" style:list-style-name="L72">
      <style:paragraph-properties fo:padding="0.049cm" fo:border="0.06pt solid #d9d9e3"/>
    </style:style>
    <style:style style:name="P169" style:family="paragraph" style:parent-style-name="Text_20_body" style:list-style-name="L73">
      <style:paragraph-properties fo:margin-top="0cm" fo:margin-bottom="0cm" style:contextual-spacing="false" fo:padding="0.049cm" fo:border="0.06pt solid #d9d9e3"/>
    </style:style>
    <style:style style:name="P170" style:family="paragraph" style:parent-style-name="Text_20_body" style:list-style-name="L73">
      <style:paragraph-properties fo:padding="0.049cm" fo:border="0.06pt solid #d9d9e3"/>
    </style:style>
    <style:style style:name="P171" style:family="paragraph" style:parent-style-name="Text_20_body" style:list-style-name="L74">
      <style:paragraph-properties fo:margin-top="0cm" fo:margin-bottom="0cm" style:contextual-spacing="false" fo:padding="0.049cm" fo:border="0.06pt solid #d9d9e3"/>
    </style:style>
    <style:style style:name="P172" style:family="paragraph" style:parent-style-name="Text_20_body" style:list-style-name="L74">
      <style:paragraph-properties fo:padding="0.049cm" fo:border="0.06pt solid #d9d9e3"/>
    </style:style>
    <style:style style:name="P173" style:family="paragraph" style:parent-style-name="Text_20_body">
      <style:paragraph-properties fo:text-align="start" style:justify-single-word="false"/>
      <style:text-properties officeooo:rsid="001fc389" officeooo:paragraph-rsid="002430ad"/>
    </style:style>
    <style:style style:name="T1" style:family="text">
      <style:text-properties loext:padding="0.049cm" loext:border="0.06pt solid #d9d9e3"/>
    </style:style>
    <style:style style:name="T2" style:family="text">
      <style:text-properties fo:font-size="14pt" fo:font-weight="bold" officeooo:rsid="001fc389" style:font-size-asian="14pt" style:font-weight-asian="bold" style:font-size-complex="14pt" style:font-weight-complex="bold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VERBOS IRREGULARES</text:p>
      <text:p text:style-name="P19">arise//arose//arisen</text:p>
      <text:p text:style-name="P125">El verbo "arise" se traduce al español como "surgir", "producirse" o "aparecer". Aquí tienes ejemplos de frases con estas traducciones:</text:p>
      <text:list text:style-name="L71">
        <text:list-item>
          <text:p text:style-name="P165">"A problem has arisen." (Ha surgido un problema).</text:p>
        </text:list-item>
        <text:list-item>
          <text:p text:style-name="P165">"The opportunity to travel arose unexpectedly." (La oportunidad de viajar surgió inesperadamente).</text:p>
        </text:list-item>
        <text:list-item>
          <text:p text:style-name="P166">"Differences can arise in any relationship." (Las diferencias pueden producirse en cualquier relación).</text:p>
        </text:list-item>
      </text:list>
      <text:p text:style-name="P16">El verbo "arise" se utiliza para referirse a la aparición o el surgimiento de situaciones, problemas, oportunidades u otras circunstancias.</text:p>
      <text:p text:style-name="P20">be//was/were//been</text:p>
      <text:p text:style-name="P127">El verbo "be" se traduce al español como "ser" o "estar", dependiendo del contexto y de la conjugación del verbo en la oración. Aquí tienes ejemplos de frases con estas traducciones:</text:p>
      <text:list text:style-name="L72">
        <text:list-item>
          <text:p text:style-name="P167">"She is a teacher." (Ella es una profesora) - En este caso, "be" se traduce como "ser".</text:p>
        </text:list-item>
        <text:list-item>
          <text:p text:style-name="P168">"I am at the store." (Estoy en la tienda) - En este caso, "be" se traduce como "estar".</text:p>
        </text:list-item>
      </text:list>
      <text:p text:style-name="P16">El verbo "be" es uno de los verbos más fundamentales en inglés y se utiliza para describir estados, identidad, ubicación y otras cualidades de una manera u otra. La elección entre "ser" y "estar" en español dependerá del contexto y de la conjugación del verbo en la oración.</text:p>
      <text:p text:style-name="P20">beat//beat//beaten</text:p>
      <text:p text:style-name="P128">El verbo "beat" se puede traducir al español de diversas maneras dependiendo del contexto en el que se utilice. Aquí tienes algunas posibles traducciones:</text:p>
      <text:list text:style-name="L73">
        <text:list-item>
          <text:p text:style-name="P169">Golpear: "He beat the drum with enthusiasm." (Golpeó el tambor con entusiasmo).</text:p>
        </text:list-item>
        <text:list-item>
          <text:p text:style-name="P169">Vencer o derrotar (en una competición): "They beat the opposing team in the soccer match." (Vencieron al equipo contrario en el partido de fútbol).</text:p>
        </text:list-item>
        <text:list-item>
          <text:p text:style-name="P169">Latir (en referencia al corazón): "His heart is beating fast." (Su corazón late rápido).</text:p>
        </text:list-item>
        <text:list-item>
          <text:p text:style-name="P169">Superar o ganar: "She will beat the current record." (Ella superará el récord actual).</text:p>
        </text:list-item>
        <text:list-item>
          <text:p text:style-name="P170">Batir (como en cocinar o mezclar): "Beat the eggs with sugar." (Bate los huevos con azúcar).</text:p>
        </text:list-item>
      </text:list>
      <text:p text:style-name="P16">La traducción exacta de "beat" dependerá del contexto en el que se utilice el verbo.</text:p>
      <text:p text:style-name="P20">become/became/become</text:p>
      <text:p text:style-name="P173">El verbo "become" se traduce al español como "convertirse en", "llegar a ser" o "volverse". Aquí tienes ejemplos de frases con estas traducciones:</text:p>
      <text:list text:style-name="L74">
        <text:list-item>
          <text:p text:style-name="P171">"She has become a successful writer." (Ella se ha convertido en una escritora exitosa).</text:p>
        </text:list-item>
        <text:list-item>
          <text:p text:style-name="P171">"I want to become a doctor." (Quiero llegar a ser médico).</text:p>
        </text:list-item>
        <text:list-item>
          <text:p text:style-name="P172">"Over time, he became more confident." (Con el tiempo, se volvió más seguro).</text:p>
        </text:list-item>
      </text:list>
      <text:p text:style-name="P16">El verbo "become" se utiliza para indicar un cambio o transformación en el estado o la condición de una persona o cosa, indicando cómo algo llega a ser lo que es.</text:p>
      <text:p text:style-name="P18"/>
      <text:p text:style-name="P6"><text:soft-page-break/>begin//began//begun</text:p>
      <text:p text:style-name="P13">El verbo "begin" se traduce al español como "empezar" o "comenzar". Por ejemplo:</text:p>
      <text:list text:style-name="L1">
        <text:list-item>
          <text:p text:style-name="P21">I will begin the project tomorrow. (Empezaré el proyecto mañana.)</text:p>
        </text:list-item>
        <text:list-item>
          <text:p text:style-name="P22">Let's begin the meeting. (Empecemos la reunión.)</text:p>
        </text:list-item>
      </text:list>
      <text:p text:style-name="P3">bend//bent//bent</text:p>
      <text:p text:style-name="P13">El verbo "bend" se traduce al español como "doblar" o "inclinarse". La traducción específica puede depender del contexto. Aquí tienes ejemplos de ambas traducciones:</text:p>
      <text:list text:style-name="L2">
        <text:list-item>
          <text:p text:style-name="P23">Doblar:</text:p>
          <text:list>
            <text:list-item>
              <text:p text:style-name="P24">She can bend the metal with her hands. (Ella puede doblar el metal con las manos.)</text:p>
            </text:list-item>
            <text:list-item>
              <text:p text:style-name="P24">Please bend the paper in half. (Por favor, dobla el papel por la mitad.)</text:p>
            </text:list-item>
          </text:list>
        </text:list-item>
        <text:list-item>
          <text:p text:style-name="P23">Inclinarse:</text:p>
          <text:list>
            <text:list-item>
              <text:p text:style-name="P24">The tree began to bend in the strong wind. (El árbol empezó a inclinarse con el viento fuerte.)</text:p>
            </text:list-item>
            <text:list-item>
              <text:p text:style-name="P23">He had to bend down to pick up the coin. (Tuvo que inclinarse para recoger la moneda.)</text:p>
            </text:list-item>
          </text:list>
        </text:list-item>
      </text:list>
      <text:p text:style-name="P4">bite//bit//bitten</text:p>
      <text:p text:style-name="P13">El verbo "bite" se traduce al español como "morder". Aquí tienes ejemplos de su uso:</text:p>
      <text:list text:style-name="L3">
        <text:list-item>
          <text:p text:style-name="P25">The dog bit the bone. (El perro mordió el hueso.)</text:p>
        </text:list-item>
        <text:list-item>
          <text:p text:style-name="P25">Be careful not to bite your tongue. (Ten cuidado de no morderte la lengua.)</text:p>
        </text:list-item>
        <text:list-item>
          <text:p text:style-name="P26">She bit into the apple and found it was delicious. (Ella mordió la manzana y descubrió que estaba deliciosa.)</text:p>
        </text:list-item>
      </text:list>
      <text:p text:style-name="P4">bleed//bled//bled</text:p>
      <text:p text:style-name="P13">El verbo "bleed" se traduce al español como "sangrar". Aquí tienes ejemplos de su uso:</text:p>
      <text:list text:style-name="L4">
        <text:list-item>
          <text:p text:style-name="P27">The cut on his finger is making it bleed. (El corte en su dedo lo está haciendo sangrar.)</text:p>
        </text:list-item>
        <text:list-item>
          <text:p text:style-name="P27">If your nose starts to bleed, tilt your head forward. (Si te empieza a sangrar la nariz, inclina la cabeza hacia adelante.)</text:p>
        </text:list-item>
        <text:list-item>
          <text:p text:style-name="P28">Hemophilia is a condition in which the blood doesn't clot properly, leading to excessive bleeding. (La hemofilia es una condición en la que la sangre no coagula adecuadamente, lo que provoca sangrado excesivo.)</text:p>
        </text:list-item>
      </text:list>
      <text:p text:style-name="P14"/>
      <text:p text:style-name="P14"/>
      <text:p text:style-name="P5">blow//blew//blown</text:p>
      <text:p text:style-name="P13"><text:soft-page-break/>El verbo "blow" puede tener varias traducciones en español dependiendo del contexto. Algunas de las traducciones más comunes son:</text:p>
      <text:list text:style-name="L5">
        <text:list-item>
          <text:p text:style-name="P29">"Soplar": Usado cuando se refiere al acto de expulsar aire o viento de la boca o de un objeto.</text:p>
          <text:list>
            <text:list-item>
              <text:p text:style-name="P30">He tried to blow out the birthday candles. (Intentó soplar las velas de cumpleaños.)</text:p>
            </text:list-item>
            <text:list-item>
              <text:p text:style-name="P30">The wind is blowing very strongly today. (El viento está soplando muy fuerte hoy.)</text:p>
            </text:list-item>
          </text:list>
        </text:list-item>
        <text:list-item>
          <text:p text:style-name="P29">"Explotar" o "hacer explotar": En el contexto de una explosión.</text:p>
          <text:list>
            <text:list-item>
              <text:p text:style-name="P30">The demolition crew will blow up the old building. (El equipo de demolición hará explotar el edificio antiguo.)</text:p>
            </text:list-item>
          </text:list>
        </text:list-item>
        <text:list-item>
          <text:p text:style-name="P29">"Dar un golpe" o "golpear fuertemente": En un contexto coloquial.</text:p>
          <text:list>
            <text:list-item>
              <text:p text:style-name="P30">He blew a tire on the highway. (Le dio un golpe a una llanta en la autopista.)</text:p>
            </text:list-item>
          </text:list>
        </text:list-item>
        <text:list-item>
          <text:p text:style-name="P29">"Soplar (una oportunidad, una ventaja, etc.)": En un sentido figurado.</text:p>
          <text:list>
            <text:list-item>
              <text:p text:style-name="P29">She had a chance to win, but she blew it. (Tenía la oportunidad de ganar, pero la desaprovechó.)</text:p>
            </text:list-item>
          </text:list>
        </text:list-item>
      </text:list>
      <text:p text:style-name="P13">La traducción específica de "blow" dependerá del contexto en el que se use el verbo.</text:p>
      <text:p text:style-name="P14"/>
      <text:p text:style-name="P4">break//broke//broken</text:p>
      <text:p text:style-name="P13">El verbo "break" se puede traducir al español de diversas maneras dependiendo del contexto. Algunas de las traducciones más comunes son:</text:p>
      <text:list text:style-name="L6">
        <text:list-item>
          <text:p text:style-name="P31">"Romper": Usado cuando se refiere a la acción de causar daño físico y separar en pedazos.</text:p>
          <text:list>
            <text:list-item>
              <text:p text:style-name="P32">He accidentally broke the glass. (Él rompió el vaso por accidente.)</text:p>
            </text:list-item>
            <text:list-item>
              <text:p text:style-name="P32">The children broke the toy. (Los niños rompieron el juguete.)</text:p>
            </text:list-item>
          </text:list>
        </text:list-item>
        <text:list-item>
          <text:p text:style-name="P31">"Quebrar" o "romper" en un sentido más general, como en una relación o un vínculo.</text:p>
          <text:list>
            <text:list-item>
              <text:p text:style-name="P32">They decided to break up. (Decidieron romper la relación.)</text:p>
            </text:list-item>
            <text:list-item>
              <text:p text:style-name="P32">The scandal may break their friendship. (El escándalo podría quebrar su amistad.)</text:p>
            </text:list-item>
          </text:list>
        </text:list-item>
        <text:list-item>
          <text:p text:style-name="P31">"Parar" o "interrumpir", especialmente en contextos de tiempo o rutina.</text:p>
          <text:list>
            <text:list-item>
              <text:p text:style-name="P32">Let's break for lunch. (Hagamos una pausa para almorzar.)</text:p>
            </text:list-item>
            <text:list-item>
              <text:p text:style-name="P32">She needs to take a break from work. (Necesita tomar un descanso del trabajo.)</text:p>
            </text:list-item>
          </text:list>
        </text:list-item>
        <text:list-item>
          <text:p text:style-name="P31">"Quebrantar" o "infringir" en el contexto de reglas, leyes o acuerdos.</text:p>
          <text:list>
            <text:list-item>
              <text:p text:style-name="P32"><text:soft-page-break/>Breaking the law can lead to serious consequences. (Quebrantar la ley puede tener graves consecuencias.)</text:p>
            </text:list-item>
            <text:list-item>
              <text:p text:style-name="P31">He broke the rules of the game. (Infringió las reglas del juego.)</text:p>
            </text:list-item>
          </text:list>
        </text:list-item>
      </text:list>
      <text:p text:style-name="P13">La traducción de "break" dependerá del contexto específico en el que se utilice.</text:p>
      <text:p text:style-name="P14"/>
      <text:p text:style-name="P4">bring//brought//brought</text:p>
      <text:p text:style-name="P13">El verbo "bring" se traduce al español como "traer". Aquí tienes ejemplos de su uso:</text:p>
      <text:list text:style-name="L7">
        <text:list-item>
          <text:p text:style-name="P33">I will bring my laptop to the meeting. (Traeré mi computadora portátil a la reunión.)</text:p>
        </text:list-item>
        <text:list-item>
          <text:p text:style-name="P33">Can you bring some snacks to the party? (¿Puedes traer algunos aperitivos a la fiesta?)</text:p>
        </text:list-item>
        <text:list-item>
          <text:p text:style-name="P34">She always brings a smile to my face. (Ella siempre trae una sonrisa a mi rostro.)</text:p>
        </text:list-item>
      </text:list>
      <text:p text:style-name="P13">"Bring" implica llevar algo o alguien hacia el lugar en el que te encuentras o hacia un lugar específico.</text:p>
      <text:p text:style-name="P3">broadcast//broadcast//broadcast</text:p>
      <text:p text:style-name="P13">El verbo "broadcast" se traduce al español como "transmitir" o "emitir". Puede referirse a la acción de difundir información, señales, programas de radio o televisión, etc. Aquí tienes ejemplos de su uso:</text:p>
      <text:list text:style-name="L8">
        <text:list-item>
          <text:p text:style-name="P83">The radio station will broadcast the live concert tonight. (La estación de radio transmitirá el concierto en vivo esta noche.)</text:p>
        </text:list-item>
        <text:list-item>
          <text:p text:style-name="P83">They will broadcast the news at 8 p.m. (Emitirán las noticias a las 8 p.m.)</text:p>
        </text:list-item>
        <text:list-item>
          <text:p text:style-name="P84">The event will be broadcast on television and online. (El evento se transmitirá por televisión y en línea.)</text:p>
        </text:list-item>
      </text:list>
      <text:p text:style-name="P3">build//built//built</text:p>
      <text:p text:style-name="P13">El verbo "build" se traduce al español como "construir". Aquí tienes ejemplos de su uso:</text:p>
      <text:list text:style-name="L9">
        <text:list-item>
          <text:p text:style-name="P85">They are going to build a new house. (Van a construir una casa nueva.)</text:p>
        </text:list-item>
        <text:list-item>
          <text:p text:style-name="P85">The company is planning to build a new office building. (La empresa planea construir un nuevo edificio de oficinas.)</text:p>
        </text:list-item>
        <text:list-item>
          <text:p text:style-name="P86">We need to build stronger relationships with our clients. (Necesitamos construir relaciones más sólidas con nuestros clientes.)</text:p>
        </text:list-item>
      </text:list>
      <text:p text:style-name="P16"/>
      <text:p text:style-name="P16"/>
      <text:p text:style-name="P16"/>
      <text:p text:style-name="P16"/>
      <text:p text:style-name="P16"/>
      <text:p text:style-name="P2"><text:soft-page-break/>burn//burnt//burnt</text:p>
      <text:p text:style-name="P13">El verbo "burn" se traduce al español como "quemar". Aquí tienes ejemplos de su uso:</text:p>
      <text:list text:style-name="L10">
        <text:list-item>
          <text:p text:style-name="P35">The fire can burn wood. (El fuego puede quemar madera.)</text:p>
        </text:list-item>
        <text:list-item>
          <text:p text:style-name="P35">She burned the old letters. (Quemó las cartas viejas.)</text:p>
        </text:list-item>
        <text:list-item>
          <text:p text:style-name="P36">If you touch that hot pan, you'll burn your hand. (Si tocas esa sartén caliente, te quemarás la mano.)</text:p>
        </text:list-item>
      </text:list>
      <text:p text:style-name="P1">burst//burst//burst</text:p>
      <text:p text:style-name="Text_20_body">El verbo "burst" se traduce al español como "estallar" o "reventar". Aquí tienes ejemplos de su uso:</text:p>
      <text:list text:style-name="L11">
        <text:list-item>
          <text:p text:style-name="P87">The balloon burst with a loud pop. (El globo estalló con un fuerte estallido.)</text:p>
        </text:list-item>
        <text:list-item>
          <text:p text:style-name="P87">The dam burst, causing a flood. (La presa reventó, provocando una inundación.)</text:p>
        </text:list-item>
        <text:list-item>
          <text:p text:style-name="P88">She couldn't contain her laughter, and it burst out of her. (No pudo contener la risa, y estalló de ella.)</text:p>
        </text:list-item>
      </text:list>
      <text:p text:style-name="P15"><text:span text:style-name="T2">buy//bought//bought</text:span><text:line-break/><text:span text:style-name="T1">El verbo "buy" se traduce al español como "comprar". Aquí tienes ejemplos de su uso:</text:span></text:p>
      <text:list text:style-name="L12">
        <text:list-item>
          <text:p text:style-name="P37">I need to buy some groceries. (Necesito comprar algunos víveres.)</text:p>
        </text:list-item>
        <text:list-item>
          <text:p text:style-name="P37">She bought a new dress for the party. (Compró un vestido nuevo para la fiesta.)</text:p>
        </text:list-item>
        <text:list-item>
          <text:p text:style-name="P38">We can buy tickets for the concert online. (Podemos comprar boletos para el concierto en línea.)</text:p>
        </text:list-item>
      </text:list>
      <text:p text:style-name="P1">catch//caught//caught</text:p>
      <text:p text:style-name="Text_20_body">El verbo "catch" se traduce al español como "atrapar" o "coger" en la mayoría de los contextos. Aquí tienes ejemplos de su uso:</text:p>
      <text:list text:style-name="L13">
        <text:list-item>
          <text:p text:style-name="P89">He tried to catch the ball. (Intentó atrapar la pelota.)</text:p>
        </text:list-item>
        <text:list-item>
          <text:p text:style-name="P89">Can you catch the keys I just threw to you? (¿Puedes coger las llaves que acabo de lanzarte?)</text:p>
        </text:list-item>
        <text:list-item>
          <text:p text:style-name="P90">The police finally caught the thief. (La policía finalmente atrapó al ladrón.)</text:p>
        </text:list-item>
      </text:list>
      <text:p text:style-name="P16">La traducción específica de "catch" dependerá del contexto en el que se utilice.</text:p>
      <text:p text:style-name="P1">come//came/come</text:p>
      <text:p text:style-name="Text_20_body"><text:line-break/>El verbo "come" se traduce al español como "venir" cuando se refiere a la acción de llegar a un lugar o desplazarse hacia otro. Sin embargo, "come" también significa "comer" en inglés. Aquí tienes ejemplos de ambos usos:</text:p>
      <text:list text:style-name="L14">
        <text:list-item>
          <text:p text:style-name="P91">Venir:</text:p>
          <text:list>
            <text:list-item>
              <text:p text:style-name="P92">She will come to the party tonight. (Ella vendrá a la fiesta esta noche.)</text:p>
            </text:list-item>
            <text:list-item>
              <text:p text:style-name="P92">When are you coming to visit us? (¿Cuándo vienes a visitarnos?)</text:p>
            </text:list-item>
          </text:list>
        </text:list-item>
        <text:list-item>
          <text:p text:style-name="P91"><text:soft-page-break/>Comer:</text:p>
          <text:list>
            <text:list-item>
              <text:p text:style-name="P92">I am hungry. Let's come and eat. (Tengo hambre. Vamos a comer.)</text:p>
            </text:list-item>
            <text:list-item>
              <text:p text:style-name="P91">He usually comes breakfast at 7 a.m. (Normalmente él desayuna a las 7 a.m.)</text:p>
            </text:list-item>
          </text:list>
        </text:list-item>
      </text:list>
      <text:p text:style-name="P16">La traducción de "come" dependerá del contexto en el que se utilice.</text:p>
      <text:p text:style-name="P7">cost//cost//cost</text:p>
      <text:p text:style-name="P16">El verbo "cost" se traduce al español como "costar". Aquí tienes ejemplos de su uso:</text:p>
      <text:list text:style-name="L15">
        <text:list-item>
          <text:p text:style-name="P93">The new phone costs a lot of money. (El nuevo teléfono cuesta mucho dinero.)</text:p>
        </text:list-item>
        <text:list-item>
          <text:p text:style-name="P93">How much does that dress cost? (¿Cuánto cuesta ese vestido?)</text:p>
        </text:list-item>
        <text:list-item>
          <text:p text:style-name="P94">The repairs to the car will cost more than expected. (Las reparaciones del coche costarán más de lo esperado.)</text:p>
        </text:list-item>
      </text:list>
      <text:p text:style-name="P7">creep//crept//crept</text:p>
      <text:p text:style-name="P16">El verbo "creep" se traduce al español como "arrastrarse" o "deslizarse" y se utiliza para describir un movimiento lento y furtivo. Aquí tienes ejemplos de su uso:</text:p>
      <text:list text:style-name="L16">
        <text:list-item>
          <text:p text:style-name="P95">The cat crept through the grass, trying to catch the mouse. (El gato se arrastró por la hierba, tratando de atrapar al ratón.)</text:p>
        </text:list-item>
        <text:list-item>
          <text:p text:style-name="P95">The thief crept into the house while everyone was sleeping. (El ladrón se deslizó dentro de la casa mientras todos dormían.)</text:p>
        </text:list-item>
        <text:list-item>
          <text:p text:style-name="P96">The fog crept over the city, reducing visibility. (La niebla se extendió lentamente sobre la ciudad, reduciendo la visibilidad.)</text:p>
        </text:list-item>
      </text:list>
      <text:p text:style-name="P16">"Creep" también puede tener otros significados y usos, pero estos ejemplos se refieren al movimiento sigiloso o lento.</text:p>
      <text:p text:style-name="P8">cut//cut//cut</text:p>
      <text:p text:style-name="P13">El verbo "cut" se traduce al español como "cortar". Aquí tienes ejemplos de su uso:</text:p>
      <text:list text:style-name="L17">
        <text:list-item>
          <text:p text:style-name="P39">She needs to cut her hair. (Necesita cortarse el pelo.)</text:p>
        </text:list-item>
        <text:list-item>
          <text:p text:style-name="P39">Can you cut the cake into slices? (¿Puedes cortar el pastel en trozos?)</text:p>
        </text:list-item>
        <text:list-item>
          <text:p text:style-name="P40">He accidentally cut his finger with a knife. (Se cortó el dedo accidentalmente con un cuchillo.)</text:p>
        </text:list-item>
      </text:list>
      <text:p text:style-name="P8">deal//dealt//dealt</text:p>
      <text:p text:style-name="Text_20_body">El verbo "deal" tiene varias traducciones al español según el contexto en el que se utilice. Aquí tienes algunas de las traducciones más comunes:</text:p>
      <text:list text:style-name="L18">
        <text:list-item>
          <text:p text:style-name="P97">"Tratar" o "negociar" en el sentido de lidiar con un asunto o problema:</text:p>
          <text:list>
            <text:list-item>
              <text:p text:style-name="P98">We need to deal with this issue as soon as possible. (Necesitamos tratar este asunto lo antes posible.)</text:p>
            </text:list-item>
            <text:list-item>
              <text:p text:style-name="P98">He is skilled at dealing with difficult customers. (Es hábil negociando con clientes difíciles.)</text:p>
            </text:list-item>
          </text:list>
        </text:list-item>
        <text:list-item>
          <text:p text:style-name="P97"><text:soft-page-break/>"Repartir" o "distribuir" en el sentido de dar algo a personas:</text:p>
          <text:list>
            <text:list-item>
              <text:p text:style-name="P98">The dealer will deal the cards for the game. (El repartidor repartirá las cartas para el juego.)</text:p>
            </text:list-item>
            <text:list-item>
              <text:p text:style-name="P98">She deals out candy to the children on Halloween. (Reparte caramelos a los niños en Halloween.)</text:p>
            </text:list-item>
          </text:list>
        </text:list-item>
        <text:list-item>
          <text:p text:style-name="P97">"Ocuparse de" en el sentido de responsabilizarse de algo:</text:p>
          <text:list>
            <text:list-item>
              <text:p text:style-name="P98">I'll deal with the paperwork. (Me ocuparé de la documentación.)</text:p>
            </text:list-item>
            <text:list-item>
              <text:p text:style-name="P98">Can you deal with the technical aspects of the project? (¿Puedes encargarte de los aspectos técnicos del proyecto?)</text:p>
            </text:list-item>
          </text:list>
        </text:list-item>
        <text:list-item>
          <text:p text:style-name="P97">"Tener que ver con" o "tratar sobre":</text:p>
          <text:list>
            <text:list-item>
              <text:p text:style-name="P98">The novel deals with themes of love and loss. (La novela trata sobre temas de amor y pérdida.)</text:p>
            </text:list-item>
            <text:list-item>
              <text:p text:style-name="P97">The presentation will deal with the latest trends in technology. (La presentación versará sobre las últimas tendencias en tecnología.)</text:p>
            </text:list-item>
          </text:list>
        </text:list-item>
      </text:list>
      <text:p text:style-name="P16">La traducción de "deal" dependerá del contexto específico en el que se utilice.</text:p>
      <text:p text:style-name="P8">dig//dug//dug</text:p>
      <text:p text:style-name="Text_20_body"><text:line-break/>El verbo "dig" se traduce al español como "cavar". Aquí tienes ejemplos de su uso:</text:p>
      <text:list text:style-name="L19">
        <text:list-item>
          <text:p text:style-name="P99">They had to dig a hole to plant the tree. (Tuvieron que cavar un agujero para plantar el árbol.)</text:p>
        </text:list-item>
        <text:list-item>
          <text:p text:style-name="P99">He's digging in the garden to create a flower bed. (Está cavando en el jardín para crear un lecho de flores.)</text:p>
        </text:list-item>
        <text:list-item>
          <text:p text:style-name="P100">We need to dig a trench for the new water pipe. (Tenemos que cavar una zanja para la nueva tubería de agua.)</text:p>
        </text:list-item>
      </text:list>
      <text:p text:style-name="P8">do//did//done</text:p>
      <text:p text:style-name="P13">El verbo "do" se traduce al español de varias maneras, dependiendo del contexto. Algunas de las traducciones más comunes son:</text:p>
      <text:list text:style-name="L20">
        <text:list-item>
          <text:p text:style-name="P41">"Hacer": Se utiliza en una amplia variedad de situaciones para describir acciones o tareas realizadas.</text:p>
          <text:list>
            <text:list-item>
              <text:p text:style-name="P42">I need to do my homework. (Necesito hacer mi tarea.)</text:p>
            </text:list-item>
            <text:list-item>
              <text:p text:style-name="P42">She is doing the dishes. (Ella está haciendo los platos.)</text:p>
            </text:list-item>
            <text:list-item>
              <text:p text:style-name="P42">What do you like to do for fun? (¿Qué te gusta hacer para divertirte?)</text:p>
            </text:list-item>
          </text:list>
        </text:list-item>
        <text:list-item>
          <text:p text:style-name="P41">"Realizar" o "ejecutar" en un contexto más formal o profesional.</text:p>
          <text:list>
            <text:list-item>
              <text:p text:style-name="P42">He does research in the field of biology. (Él realiza investigaciones en el campo de la biología.)</text:p>
            </text:list-item>
            <text:list-item>
              <text:p text:style-name="P42"><text:soft-page-break/>She does a great job as a project manager. (Ella ejecuta un gran trabajo como gerente de proyecto.)</text:p>
            </text:list-item>
          </text:list>
        </text:list-item>
        <text:list-item>
          <text:p text:style-name="P41">"Actuar" en el sentido de desempeñar un papel o función.</text:p>
          <text:list>
            <text:list-item>
              <text:p text:style-name="P42">He did a great job in the school play. (Hizo un gran trabajo en la obra de la escuela.)</text:p>
            </text:list-item>
            <text:list-item>
              <text:p text:style-name="P42">They will do a presentation at the conference. (Realizarán una presentación en la conferencia.)</text:p>
            </text:list-item>
          </text:list>
        </text:list-item>
        <text:list-item>
          <text:p text:style-name="P41">"Cumplir" en el sentido de completar una tarea o responsabilidad.</text:p>
          <text:list>
            <text:list-item>
              <text:p text:style-name="P42">I will do the laundry this afternoon. (Cumpliré con la colada esta tarde.)</text:p>
            </text:list-item>
            <text:list-item>
              <text:p text:style-name="P41">Please do the shopping on your way home. (Por favor, haz la compra de camino a casa.)</text:p>
            </text:list-item>
          </text:list>
        </text:list-item>
      </text:list>
      <text:p text:style-name="P13">La traducción de "do" dependerá del contexto en el que se utilice.</text:p>
      <text:p text:style-name="P8">draw//drew//drawn</text:p>
      <text:p text:style-name="Text_20_body"><text:line-break/>El verbo "draw" se traduce al español de varias maneras, dependiendo del contexto. Algunas de las traducciones más comunes son:</text:p>
      <text:list text:style-name="L21">
        <text:list-item>
          <text:p text:style-name="P101">"Dibujar": Utilizado cuando se refiere a crear una imagen o ilustración.</text:p>
          <text:list>
            <text:list-item>
              <text:p text:style-name="P102">She likes to draw pictures of animals. (Le gusta dibujar imágenes de animales.)</text:p>
            </text:list-item>
            <text:list-item>
              <text:p text:style-name="P102">Can you draw a map of the neighborhood? (¿Puedes dibujar un mapa del vecindario?)</text:p>
            </text:list-item>
          </text:list>
        </text:list-item>
        <text:list-item>
          <text:p text:style-name="P101">"Sortear" o "sacar" en el contexto de juegos o competencias.</text:p>
          <text:list>
            <text:list-item>
              <text:p text:style-name="P102">They will draw the winners of the raffle tomorrow. (Sortearán a los ganadores de la rifa mañana.)</text:p>
            </text:list-item>
            <text:list-item>
              <text:p text:style-name="P102">Who will you draw in the tennis tournament? (¿Contra quién jugarás en el torneo de tenis?)</text:p>
            </text:list-item>
          </text:list>
        </text:list-item>
        <text:list-item>
          <text:p text:style-name="P101">"Atraer" o "atraer la atención" en un sentido más amplio.</text:p>
          <text:list>
            <text:list-item>
              <text:p text:style-name="P102">The movie's intriguing trailer drew a lot of interest. (El intrigante tráiler de la película atrajo mucho interés.)</text:p>
            </text:list-item>
            <text:list-item>
              <text:p text:style-name="P102">His charisma and charm drew people to him. (Su carisma y encanto atraían a la gente hacia él.)</text:p>
            </text:list-item>
          </text:list>
        </text:list-item>
        <text:list-item>
          <text:p text:style-name="P101">"Hacer un empate" o "empatar" en el contexto de competiciones deportivas.</text:p>
          <text:list>
            <text:list-item>
              <text:p text:style-name="P102">The soccer match ended in a draw. (El partido de fútbol terminó en empate.)</text:p>
            </text:list-item>
            <text:list-item>
              <text:p text:style-name="P101">They drew 2-2 in the final game of the tournament. (Empataron 2-2 en el último partido del torneo.)</text:p>
            </text:list-item>
          </text:list>
        </text:list-item>
      </text:list>
      <text:p text:style-name="P16">La traducción de "draw" dependerá del contexto específico en el que se utilice.</text:p>
      <text:p text:style-name="Text_20_body"/>
      <text:p text:style-name="P7"><text:soft-page-break/>dream//dreamt//dreamt</text:p>
      <text:p text:style-name="P16">El verbo "dream" se traduce al español como "soñar". Aquí tienes ejemplos de su uso:</text:p>
      <text:list text:style-name="L22">
        <text:list-item>
          <text:p text:style-name="P103">She often dreams of traveling the world. (A menudo sueña con viajar por el mundo.)</text:p>
        </text:list-item>
        <text:list-item>
          <text:p text:style-name="P103">I dreamt about flying last night. (Soñé con volar anoche.)</text:p>
        </text:list-item>
        <text:list-item>
          <text:p text:style-name="P104">He dreams of becoming a famous actor. (Sueña con convertirse en un actor famoso.)</text:p>
        </text:list-item>
      </text:list>
      <text:p text:style-name="P16">"Dream" también se puede utilizar como sustantivo en inglés, que se traduce como "sueño".</text:p>
      <text:p text:style-name="P9">drink//drank//drunk</text:p>
      <text:p text:style-name="P16">El verbo "drink" se traduce al español como "beber." Por ejemplo:</text:p>
      <text:list text:style-name="L23">
        <text:list-item>
          <text:p text:style-name="P105">"I want to drink a glass of water." (Quiero beber un vaso de agua).</text:p>
        </text:list-item>
        <text:list-item>
          <text:p text:style-name="P106">"He likes to drink coffee in the morning." (A él le gusta beber café por la mañana).</text:p>
        </text:list-item>
      </text:list>
      <text:p text:style-name="P9">drive//drove//driven</text:p>
      <text:p text:style-name="P16">El verbo "conducir" se traduce al inglés como "to drive." Aquí tienes algunos ejemplos:</text:p>
      <text:list text:style-name="L24">
        <text:list-item>
          <text:p text:style-name="P107">"Él sabe conducir un coche." = "He knows how to drive a car."</text:p>
        </text:list-item>
        <text:list-item>
          <text:p text:style-name="P107">"Ella no puede conducir en este momento." = "She can't drive at the moment."</text:p>
        </text:list-item>
        <text:list-item>
          <text:p text:style-name="P108">"Necesito alguien que pueda conducir esta noche." = "I need someone who can drive tonight."</text:p>
        </text:list-item>
      </text:list>
      <text:p text:style-name="P9">eat//ate//eaten</text:p>
      <text:p text:style-name="P16">El verbo "eat" se traduce al español como "comer." Aquí tienes algunos ejemplos:</text:p>
      <text:list text:style-name="L25">
        <text:list-item>
          <text:p text:style-name="P109">"I want to eat pizza for dinner." (Quiero comer pizza para la cena).</text:p>
        </text:list-item>
        <text:list-item>
          <text:p text:style-name="P109">"She usually eats breakfast at 7 AM." (Ella suele desayunar a las 7 AM).</text:p>
        </text:list-item>
        <text:list-item>
          <text:p text:style-name="P110">"They are going to eat at the restaurant." (Ellos van a comer en el restaurante).</text:p>
        </text:list-item>
      </text:list>
      <text:p text:style-name="P9">fall//fell//fallen</text:p>
      <text:p text:style-name="P13">El verbo "fall" se traduce al español como "caer" en la mayoría de los contextos. Aquí tienes algunos ejemplos:</text:p>
      <text:list text:style-name="L26">
        <text:list-item>
          <text:p text:style-name="P43">"The leaves fall from the trees in the autumn." (Las hojas caen de los árboles en otoño).</text:p>
        </text:list-item>
        <text:list-item>
          <text:p text:style-name="P43">"Be careful not to fall on the slippery floor." (Ten cuidado de no caer en el suelo resbaladizo).</text:p>
        </text:list-item>
        <text:list-item>
          <text:p text:style-name="P44">"I hope it doesn't fall." (Espero que no caiga).</text:p>
        </text:list-item>
      </text:list>
      <text:p text:style-name="P13">Sin embargo, el verbo "fall" también puede tener otros significados en ciertos contextos, como "fracasar" o "caerse", dependiendo de la situación particular en la que se use.</text:p>
      <text:p text:style-name="P14"/>
      <text:p text:style-name="P14"/>
      <text:p text:style-name="P13"/>
      <text:p text:style-name="P11"><text:soft-page-break/>feed//fed//fed</text:p>
      <text:p text:style-name="P13">El verbo "feed" se traduce al español como "alimentar" o "dar de comer." Aquí tienes algunos ejemplos:</text:p>
      <text:list text:style-name="L27">
        <text:list-item>
          <text:p text:style-name="P45">"She needs to feed her cat." (Ella necesita alimentar a su gato).</text:p>
        </text:list-item>
        <text:list-item>
          <text:p text:style-name="P45">"I'll feed the baby when he wakes up." (Daré de comer al bebé cuando despierte).</text:p>
        </text:list-item>
        <text:list-item>
          <text:p text:style-name="P46">"We need to feed the birds in the park." (Tenemos que dar de comer a los pájaros en el parque).</text:p>
        </text:list-item>
      </text:list>
      <text:p text:style-name="P12">feel//felt//felt</text:p>
      <text:p text:style-name="P13">El verbo "feel" se traduce al español como "sentir." Aquí tienes algunos ejemplos:</text:p>
      <text:list text:style-name="L28">
        <text:list-item>
          <text:p text:style-name="P47">"I feel happy today." (Me siento feliz hoy).</text:p>
        </text:list-item>
        <text:list-item>
          <text:p text:style-name="P47">"She can feel the warmth of the sun on her skin." (Puede sentir el calor del sol en su piel).</text:p>
        </text:list-item>
        <text:list-item>
          <text:p text:style-name="P48">"Do you feel sad when you watch sad movies?" (¿Te sientes triste cuando ves películas tristes?).</text:p>
        </text:list-item>
      </text:list>
      <text:p text:style-name="P10">fight//fought//fought</text:p>
      <text:p text:style-name="Text_20_body">El verbo "fight" se traduce al español como "pelear" o "luchar." Aquí tienes algunos ejemplos:</text:p>
      <text:list text:style-name="L29">
        <text:list-item>
          <text:p text:style-name="P111">"They had a fight last night." (Tuvieron una pelea anoche).</text:p>
        </text:list-item>
        <text:list-item>
          <text:p text:style-name="P111">"Soldiers fight in battles." (Los soldados luchan en batallas).</text:p>
        </text:list-item>
        <text:list-item>
          <text:p text:style-name="P112">"We need to fight for our rights." (Necesitamos luchar por nuestros derechos).</text:p>
        </text:list-item>
      </text:list>
      <text:p text:style-name="P10">find//found//found</text:p>
      <text:p text:style-name="Text_20_body"><text:line-break/><text:span text:style-name="T1">El verbo "find" se traduce al español como "encontrar." Aquí tienes algunos ejemplos:</text:span></text:p>
      <text:list text:style-name="L30">
        <text:list-item>
          <text:p text:style-name="P49">"I can't find my keys." (No puedo encontrar mis llaves).</text:p>
        </text:list-item>
        <text:list-item>
          <text:p text:style-name="P49">"She always finds a way to solve problems." (Siempre encuentra una manera de resolver problemas).</text:p>
        </text:list-item>
        <text:list-item>
          <text:p text:style-name="P50">"Did you find the book I was looking for?" (¿Encontraste el libro que estaba buscando?).</text:p>
        </text:list-item>
      </text:list>
      <text:p text:style-name="P12">fly//flew//flown</text:p>
      <text:p text:style-name="P13">El verbo "fly" se traduce al español como "volar." Aquí tienes algunos ejemplos:</text:p>
      <text:list text:style-name="L31">
        <text:list-item>
          <text:p text:style-name="P51">"Birds can fly in the sky." (Los pájaros pueden volar en el cielo).</text:p>
        </text:list-item>
        <text:list-item>
          <text:p text:style-name="P51">"I'm going to fly to Paris tomorrow." (Voy a volar a París mañana).</text:p>
        </text:list-item>
        <text:list-item>
          <text:p text:style-name="P52">"The airplane will fly from New York to London." (El avión volará de Nueva York a Londres).</text:p>
        </text:list-item>
      </text:list>
      <text:p text:style-name="P13"/>
      <text:p text:style-name="P11"><text:soft-page-break/>forbid//forbade//forbidden</text:p>
      <text:p text:style-name="P13">El verbo "forbid" se traduce al español como "prohibir" o "vetar". Aquí tienes algunos ejemplos:</text:p>
      <text:list text:style-name="L32">
        <text:list-item>
          <text:p text:style-name="P53">"She forbids her children to eat too much candy." (Ella prohíbe a sus hijos comer demasiados caramelos).</text:p>
        </text:list-item>
        <text:list-item>
          <text:p text:style-name="P53">"Smoking is forbidden in this area." (Fumar está prohibido en esta zona).</text:p>
        </text:list-item>
        <text:list-item>
          <text:p text:style-name="P54">"The rules forbid the use of cell phones during the exam." (Las reglas prohíben el uso de teléfonos celulares durante el examen).</text:p>
        </text:list-item>
      </text:list>
      <text:p text:style-name="P12">forget//forgot//forgotten</text:p>
      <text:p text:style-name="P13">El verbo "forget" se traduce al español como "olvidar". Aquí tienes algunos ejemplos:</text:p>
      <text:list text:style-name="L33">
        <text:list-item>
          <text:p text:style-name="P55">"I forgot my keys at home." (Olvidé mis llaves en casa).</text:p>
        </text:list-item>
        <text:list-item>
          <text:p text:style-name="P55">"Don't forget to call me later." (No olvides llamarme más tarde).</text:p>
        </text:list-item>
        <text:list-item>
          <text:p text:style-name="P56">"She often forgets people's names." (A menudo olvida los nombres de las personas).</text:p>
        </text:list-item>
      </text:list>
      <text:p text:style-name="P13"/>
      <text:p text:style-name="P11">forgive//forgave//forgiven</text:p>
      <text:p text:style-name="P13">El verbo "forgive" se traduce al español como "perdonar". Aquí tienes algunos ejemplos:</text:p>
      <text:list text:style-name="L34">
        <text:list-item>
          <text:p text:style-name="P57">"I forgive you for what you did." (Te perdono por lo que hiciste).</text:p>
        </text:list-item>
        <text:list-item>
          <text:p text:style-name="P57">"It's important to forgive and move on." (Es importante perdonar y seguir adelante).</text:p>
        </text:list-item>
        <text:list-item>
          <text:p text:style-name="P58">"Can you find it in your heart to forgive me?" (¿Puedes encontrar en tu corazón perdonarme?).</text:p>
        </text:list-item>
      </text:list>
      <text:p text:style-name="P12">freeze//froze//frozen</text:p>
      <text:p text:style-name="P13">El verbo "freeze" se traduce al español como "congelar" en el contexto de cambiar un líquido a un estado sólido debido a bajas temperaturas. Aquí tienes algunos ejemplos:</text:p>
      <text:list text:style-name="L35">
        <text:list-item>
          <text:p text:style-name="P59">"The water will freeze at 0 degrees Celsius." (El agua se congelará a 0 grados Celsius).</text:p>
        </text:list-item>
        <text:list-item>
          <text:p text:style-name="P59">"Don't forget to freeze the ice cream." (No olvides congelar el helado).</text:p>
        </text:list-item>
        <text:list-item>
          <text:p text:style-name="P60">"The temperature outside is so low that the pipes might freeze." (La temperatura afuera es tan baja que las tuberías podrían congelarse).</text:p>
        </text:list-item>
      </text:list>
      <text:p text:style-name="P12">get//got//got</text:p>
      <text:p text:style-name="P13">El verbo "get" se traduce al español de diversas maneras dependiendo del contexto. Algunas de las traducciones más comunes de "get" incluyen:</text:p>
      <text:list text:style-name="L36">
        <text:list-item>
          <text:p text:style-name="P113"><text:span text:style-name="Strong_20_Emphasis"><text:span text:style-name="T1">Obtener</text:span></text:span><text:span text:style-name="T1">: Cuando se usa en el sentido de adquirir o recibir algo. Ejemplo: "I need to get a new phone" (Necesito obtener un teléfono nuevo).</text:span></text:p>
        </text:list-item>
        <text:list-item>
          <text:p text:style-name="P113"><text:soft-page-break/><text:span text:style-name="Strong_20_Emphasis"><text:span text:style-name="T1">Conseguir</text:span></text:span><text:span text:style-name="T1">: Similar a "obtener", se usa para indicar la adquisición de algo. Ejemplo: "I can't wait to get my hands on that book" (No puedo esperar para conseguir ese libro).</text:span></text:p>
        </text:list-item>
        <text:list-item>
          <text:p text:style-name="P113"><text:span text:style-name="Strong_20_Emphasis"><text:span text:style-name="T1">Llegar a ser</text:span></text:span><text:span text:style-name="T1">: En ciertos contextos, "get" se utiliza para expresar un cambio de estado o llegar a ser algo. Ejemplo: "She got sick" (Ella se enfermó).</text:span></text:p>
        </text:list-item>
        <text:list-item>
          <text:p text:style-name="P113"><text:span text:style-name="Strong_20_Emphasis"><text:span text:style-name="T1">Entender</text:span></text:span><text:span text:style-name="T1">: A veces, "get" se usa para expresar la comprensión o el entendimiento de algo. Ejemplo: "I finally get the math concept" (Finalmente entiendo el concepto de matemáticas).</text:span></text:p>
        </text:list-item>
        <text:list-item>
          <text:p text:style-name="P113"><text:span text:style-name="Strong_20_Emphasis"><text:span text:style-name="T1">Ir</text:span></text:span><text:span text:style-name="T1">: En algunos contextos, especialmente cuando se habla de desplazamiento de un lugar a otro. Ejemplo: "I need to get to the airport" (Necesito ir al aeropuerto).</text:span></text:p>
        </text:list-item>
      </text:list>
      <text:p text:style-name="P13">La traducción exacta de "get" depende del contexto en el que se utiliza en la oración.</text:p>
      <text:p text:style-name="P12">give//gave//given</text:p>
      <text:p text:style-name="P13">El verbo "give" se traduce al español como "dar". Aquí tienes algunos ejemplos:</text:p>
      <text:list text:style-name="L37">
        <text:list-item>
          <text:p text:style-name="P61">"Can you give me a hand?" (¿Puedes darme una mano?)</text:p>
        </text:list-item>
        <text:list-item>
          <text:p text:style-name="P61">"She gave me a book for my birthday." (Ella me dio un libro para mi cumpleaños).</text:p>
        </text:list-item>
        <text:list-item>
          <text:p text:style-name="P62">"I like to give gifts to my friends." (Me gusta dar regalos a mis amigos).</text:p>
        </text:list-item>
      </text:list>
      <text:p text:style-name="P11">go//went//gone</text:p>
      <text:p text:style-name="P13">El verbo "go" se traduce al español como "ir". Aquí tienes algunos ejemplos:</text:p>
      <text:list text:style-name="L38">
        <text:list-item>
          <text:p text:style-name="P63">"I want to go to the park." (Quiero ir al parque).</text:p>
        </text:list-item>
        <text:list-item>
          <text:p text:style-name="P63">"They go to school every morning." (Ellos van a la escuela todas las mañanas).</text:p>
        </text:list-item>
        <text:list-item>
          <text:p text:style-name="P64">"She's going to the store right now." (Ella va a la tienda en este momento).</text:p>
        </text:list-item>
      </text:list>
      <text:p text:style-name="P12">grow//grew//grown</text:p>
      <text:p text:style-name="P13">El verbo "grow" se traduce al español como "crecer". Aquí tienes algunos ejemplos:</text:p>
      <text:list text:style-name="L39">
        <text:list-item>
          <text:p text:style-name="P65">"Plants need sunlight and water to grow." (Las plantas necesitan luz solar y agua para crecer).</text:p>
        </text:list-item>
        <text:list-item>
          <text:p text:style-name="P65">"Children grow quickly during their early years." (Los niños crecen rápidamente durante sus primeros años).</text:p>
        </text:list-item>
        <text:list-item>
          <text:p text:style-name="P66">"Our company has grown significantly in the last decade." (Nuestra empresa ha crecido significativamente en la última década).</text:p>
        </text:list-item>
      </text:list>
      <text:p text:style-name="P14"/>
      <text:p text:style-name="P14"/>
      <text:p text:style-name="P14"/>
      <text:p text:style-name="P13"/>
      <text:p text:style-name="P11"><text:soft-page-break/>hang//hung//hung</text:p>
      <text:p text:style-name="P13">El verbo "hang" tiene varias traducciones en español dependiendo del contexto en el que se utilice. Algunas de las traducciones comunes incluyen:</text:p>
      <text:list text:style-name="L40">
        <text:list-item>
          <text:p text:style-name="P114"><text:span text:style-name="Strong_20_Emphasis"><text:span text:style-name="T1">Colgar</text:span></text:span><text:span text:style-name="T1">: Cuando se refiere a suspender algo en el aire o en una superficie. Ejemplo: "Hang your coat on the hook" (Cuelga tu abrigo en el gancho).</text:span></text:p>
        </text:list-item>
        <text:list-item>
          <text:p text:style-name="P114"><text:span text:style-name="Strong_20_Emphasis"><text:span text:style-name="T1">Ahorcar</text:span></text:span><text:span text:style-name="T1">: Cuando se utiliza en un contexto más serio o trágico, para referirse a la acción de ahorcar a alguien. Ejemplo: "The criminal was sentenced to hang" (El criminal fue condenado a ahorcarse).</text:span></text:p>
        </text:list-item>
        <text:list-item>
          <text:p text:style-name="P114"><text:span text:style-name="Strong_20_Emphasis"><text:span text:style-name="T1">Pender</text:span></text:span><text:span text:style-name="T1">: Cuando se utiliza para referirse al estado de algo que cuelga. Ejemplo: "The painting was hanging on the wall" (El cuadro estaba pendiendo en la pared).</text:span></text:p>
        </text:list-item>
        <text:list-item>
          <text:p text:style-name="P114"><text:span text:style-name="Strong_20_Emphasis"><text:span text:style-name="T1">Colocar o exponer</text:span></text:span><text:span text:style-name="T1">: En algunos contextos, "hang" puede significar colocar o exponer algo en un lugar visible. Ejemplo: "She hung the family photos in the living room" (Ella colocó las fotos familiares en la sala de estar).</text:span></text:p>
        </text:list-item>
      </text:list>
      <text:p text:style-name="P13">La traducción exacta de "hang" dependerá del contexto específico en el que se utilice en la oración.</text:p>
      <text:p text:style-name="P12">have//had//had</text:p>
      <text:p text:style-name="P13">El verbo "have" se traduce al español como "tener". Aquí tienes algunos ejemplos:</text:p>
      <text:list text:style-name="L41">
        <text:list-item>
          <text:p text:style-name="P67">"I have a car." (Tengo un coche).</text:p>
        </text:list-item>
        <text:list-item>
          <text:p text:style-name="P67">"She has two brothers." (Ella tiene dos hermanos).</text:p>
        </text:list-item>
        <text:list-item>
          <text:p text:style-name="P68">"They have a lot of work to do." (Tienen mucho trabajo por hacer).</text:p>
        </text:list-item>
      </text:list>
      <text:p text:style-name="P11">hear//heard//heard</text:p>
      <text:p text:style-name="P13">El verbo "hear" se traduce al español como "oír" o "escuchar", dependiendo del contexto. Aquí tienes algunos ejemplos:</text:p>
      <text:list text:style-name="L42">
        <text:list-item>
          <text:p text:style-name="P69">"I can hear the music playing." (Puedo oír la música sonando).</text:p>
        </text:list-item>
        <text:list-item>
          <text:p text:style-name="P69">"Did you hear what he said?" (¿Escuchaste lo que dijo?).</text:p>
        </text:list-item>
        <text:list-item>
          <text:p text:style-name="P70">"She can't hear well without her hearing aids." (No puede oír bien sin sus audífonos).</text:p>
        </text:list-item>
      </text:list>
      <text:p text:style-name="P12">hide//hid//hidden</text:p>
      <text:p text:style-name="P13">El verbo "hide" se traduce al español como "esconder" o "ocultar". Aquí tienes algunos ejemplos:</text:p>
      <text:list text:style-name="L43">
        <text:list-item>
          <text:p text:style-name="P71">"He likes to hide Easter eggs for the children." (A él le gusta esconder huevos de Pascua para los niños).</text:p>
        </text:list-item>
        <text:list-item>
          <text:p text:style-name="P71">"She hid the presents in the closet." (Ella ocultó los regalos en el armario).</text:p>
        </text:list-item>
        <text:list-item>
          <text:p text:style-name="P72"><text:soft-page-break/>"Don't hide the truth from me." (No me ocultes la verdad).</text:p>
        </text:list-item>
      </text:list>
      <text:p text:style-name="P12">hit//hit//hit</text:p>
      <text:p text:style-name="P13">El verbo "hit" se traduce al español como "golpear" o "pegar". Aquí tienes algunos ejemplos:</text:p>
      <text:list text:style-name="L44">
        <text:list-item>
          <text:p text:style-name="P73">"He hit the ball with a bat." (Golpeó la pelota con un bate).</text:p>
        </text:list-item>
        <text:list-item>
          <text:p text:style-name="P73">"The car hit a tree." (El coche chocó contra un árbol).</text:p>
        </text:list-item>
        <text:list-item>
          <text:p text:style-name="P74">"Don't hit your little brother." (No pegues a tu hermanito).</text:p>
        </text:list-item>
      </text:list>
      <text:p text:style-name="P118">hold//held//held</text:p>
      <text:p text:style-name="P16">El verbo "hold" se puede traducir al español de diversas maneras dependiendo del contexto. Aquí tienes algunas posibles traducciones:</text:p>
      <text:list text:style-name="L45">
        <text:list-item>
          <text:p text:style-name="P116">Sostener: "I hold the book in my hand." (Sostengo el libro en mi mano).</text:p>
        </text:list-item>
        <text:list-item>
          <text:p text:style-name="P116">Mantener: "Hold your position." (Mantén tu posición).</text:p>
        </text:list-item>
        <text:list-item>
          <text:p text:style-name="P116">Aguantar: "She can hold her breath for a long time." (Ella puede aguantar la respiración durante mucho tiempo).</text:p>
        </text:list-item>
        <text:list-item>
          <text:p text:style-name="P116">Organizar o llevar a cabo: "They decided to hold a meeting." (Decidieron llevar a cabo una reunión).</text:p>
        </text:list-item>
        <text:list-item>
          <text:p text:style-name="P117">Poseer: "He holds a lot of wealth." (Él posee mucha riqueza).</text:p>
        </text:list-item>
      </text:list>
      <text:p text:style-name="P16">La traducción exacta dependerá del contexto en el que se use el verbo "hold".</text:p>
      <text:p text:style-name="P119">hurt//hurt//hurt</text:p>
      <text:p text:style-name="P16">El verbo "hurt" se traduce al español como "herir", "lastimar" o "hacer daño". Aquí tienes algunos ejemplos de frases con esta traducción:</text:p>
      <text:list text:style-name="L46">
        <text:list-item>
          <text:p text:style-name="P120">"It hurt my feelings." (Me lastimó los sentimientos).</text:p>
        </text:list-item>
        <text:list-item>
          <text:p text:style-name="P120">"I accidentally hurt myself while cooking." (Me lastimé accidentalmente mientras cocinaba).</text:p>
        </text:list-item>
        <text:list-item>
          <text:p text:style-name="P121">"The fall hurt his knee." (La caída le hizo daño en la rodilla).</text:p>
        </text:list-item>
      </text:list>
      <text:p text:style-name="P124">La traducción precisa de "hurt" dependerá del contexto específico en el que se utilice.</text:p>
      <text:p text:style-name="P119">keep//kept//kept</text:p>
      <text:p text:style-name="P16">El verbo "keep" se puede traducir al español de diversas maneras dependiendo del contexto. Aquí tienes algunas posibles traducciones:</text:p>
      <text:list text:style-name="L47">
        <text:list-item>
          <text:p text:style-name="P122">Mantener: "Please keep the door closed." (Por favor, mantén la puerta cerrada).</text:p>
        </text:list-item>
        <text:list-item>
          <text:p text:style-name="P122">Conservar: "I like to keep my old books." (Me gusta conservar mis libros antiguos).</text:p>
        </text:list-item>
        <text:list-item>
          <text:p text:style-name="P122">Guardar: "Keep your money in a safe place." (Guarda tu dinero en un lugar seguro).</text:p>
        </text:list-item>
        <text:list-item>
          <text:p text:style-name="P122">Continuar: "I will keep working on this project." (Seguiré trabajando en este proyecto).</text:p>
        </text:list-item>
        <text:list-item>
          <text:p text:style-name="P123">Cuidar: "She keeps her pets well-fed and happy." (Ella cuida bien a sus mascotas, las alimenta y las mantiene felices).</text:p>
        </text:list-item>
      </text:list>
      <text:p text:style-name="P16">La traducción exacta de "keep" dependerá del contexto en el que se use el verbo.</text:p>
      <text:p text:style-name="P119"><text:soft-page-break/>kneel//knelt//knelt</text:p>
      <text:p text:style-name="P16">El verbo "kneel" se traduce al español como "arrodillarse". Aquí tienes un ejemplo de una frase con esta traducción:</text:p>
      <text:p text:style-name="P16">"He knelt in front of the altar to pray." (Se arrodilló frente al altar para rezar).</text:p>
      <text:p text:style-name="P16">La palabra "kneel" se utiliza para describir la acción de doblar las rodillas y ponerse de rodillas, generalmente como un gesto de respeto, oración o sumisión.</text:p>
      <text:p text:style-name="P118">know//knew//known</text:p>
      <text:p text:style-name="P125">El verbo "know" se traduce al español como "saber" o "conocer", dependiendo del contexto en el que se utilice. Aquí tienes ejemplos de ambas traducciones:</text:p>
      <text:list text:style-name="L48">
        <text:list-item>
          <text:p text:style-name="P129">"I know the answer." (Sé la respuesta) - En este caso, "know" se traduce como "saber".</text:p>
        </text:list-item>
        <text:list-item>
          <text:p text:style-name="P129">"I know John. He's a good friend." (Conozco a John. Es un buen amigo) - En este caso, "know" se traduce como "conocer".</text:p>
        </text:list-item>
      </text:list>
      <text:p text:style-name="P16">La elección entre "saber" y "conocer" depende del contexto y del significado específico de la frase en la que se utiliza el verbo "know".</text:p>
      <text:p text:style-name="P118">lay//laid//laid</text:p>
      <text:p text:style-name="P125">El verbo "lay" se puede traducir al español de diversas maneras dependiendo del contexto. Aquí tienes algunas posibles traducciones:</text:p>
      <text:list text:style-name="L49">
        <text:list-item>
          <text:p text:style-name="P130">Poner: "Please lay the book on the table." (Por favor, pon el libro en la mesa).</text:p>
        </text:list-item>
        <text:list-item>
          <text:p text:style-name="P130">Colocar: "She laid the dishes on the dining table." (Ella colocó los platos en la mesa del comedor).</text:p>
        </text:list-item>
        <text:list-item>
          <text:p text:style-name="P130">Tumbar: "Lay the baby gently in the crib." (Tumba al bebé suavemente en la cuna).</text:p>
        </text:list-item>
        <text:list-item>
          <text:p text:style-name="P130">Establecer: "They laid the foundation for a new building." (Establecieron los cimientos para un nuevo edificio).</text:p>
        </text:list-item>
        <text:list-item>
          <text:p text:style-name="P131">Poner huevos (en referencia a aves): "The hen laid three eggs today." (La gallina puso tres huevos hoy).</text:p>
        </text:list-item>
      </text:list>
      <text:p text:style-name="P16">La traducción precisa de "lay" dependerá del contexto en el que se utilice el verbo.</text:p>
      <text:p text:style-name="P118">lead//led//led</text:p>
      <text:p text:style-name="P125">El verbo "lead" puede tener varias traducciones en español según el contexto en el que se utilice. Algunas de las posibles traducciones son:</text:p>
      <text:list text:style-name="L50">
        <text:list-item>
          <text:p text:style-name="P132">Liderar o Dirigir: "She will lead the team to victory." (Ella liderará al equipo hacia la victoria).</text:p>
        </text:list-item>
        <text:list-item>
          <text:p text:style-name="P132">Conducir: "He will lead us on a tour of the city." (Él nos conducirá en un recorrido por la ciudad).</text:p>
        </text:list-item>
        <text:list-item>
          <text:p text:style-name="P132">Guiar: "The teacher will lead the students through the lesson." (El profesor guiará a los estudiantes a través de la lección).</text:p>
        </text:list-item>
        <text:list-item>
          <text:p text:style-name="P132">Llevar: "This path will lead you to the beach." (Este camino te llevará a la playa).</text:p>
        </text:list-item>
        <text:list-item>
          <text:p text:style-name="P133"><text:soft-page-break/>Encabezar: "She will lead the discussion at the meeting." (Ella encabezará la discusión en la reunión).</text:p>
        </text:list-item>
      </text:list>
      <text:p text:style-name="P16">La traducción adecuada de "lead" dependerá del contexto particular en el que se utilice el verbo.</text:p>
      <text:p text:style-name="P118">lean//leant//leant</text:p>
      <text:p text:style-name="P125">El verbo "lean" se puede traducir al español de varias maneras dependiendo del contexto en el que se use. Aquí tienes algunas posibles traducciones:</text:p>
      <text:list text:style-name="L51">
        <text:list-item>
          <text:p text:style-name="P134">Inclinar o inclinarse: "He likes to lean back in his chair." (Le gusta inclinarse hacia atrás en su silla).</text:p>
        </text:list-item>
        <text:list-item>
          <text:p text:style-name="P134">Apoyarse: "I leaned against the wall while waiting." (Me apoyé contra la pared mientras esperaba).</text:p>
        </text:list-item>
        <text:list-item>
          <text:p text:style-name="P134">Inclinarse o ladearse: "The tower started to lean due to its age." (La torre comenzó a inclinarse debido a su antigüedad).</text:p>
        </text:list-item>
        <text:list-item>
          <text:p text:style-name="P135">Apoyar o respaldar: "I lean on my friends for support." (Me apoyo en mis amigos para obtener apoyo).</text:p>
        </text:list-item>
      </text:list>
      <text:p text:style-name="P16">La traducción exacta de "lean" dependerá del contexto en el que se utilice el verbo.</text:p>
      <text:p text:style-name="P118">learn//learnt//learnt</text:p>
      <text:p text:style-name="P125">El verbo "learn" se traduce al español como "aprender". Aquí tienes ejemplos de frases con esta traducción:</text:p>
      <text:list text:style-name="L52">
        <text:list-item>
          <text:p text:style-name="P136">"I want to learn a new language." (Quiero aprender un nuevo idioma).</text:p>
        </text:list-item>
        <text:list-item>
          <text:p text:style-name="P136">"She learned a lot from that experience." (Ella aprendió mucho de esa experiencia).</text:p>
        </text:list-item>
        <text:list-item>
          <text:p text:style-name="P137">"They are eager to learn about science." (Están ansiosos por aprender acerca de la ciencia).</text:p>
        </text:list-item>
      </text:list>
      <text:p text:style-name="P16">La palabra "learn" se utiliza para referirse al proceso de adquirir conocimiento o habilidades a través del estudio, la experiencia o la enseñanza.</text:p>
      <text:p text:style-name="P118">leave//left//left</text:p>
      <text:p text:style-name="P125">El verbo "leave" se traduce al español como "dejar" o "partir", dependiendo del contexto en el que se utilice. Aquí tienes ejemplos de ambas traducciones:</text:p>
      <text:list text:style-name="L53">
        <text:list-item>
          <text:p text:style-name="P138">"Please leave the room." (Por favor, deja la habitación) - En este caso, "leave" se traduce como "dejar".</text:p>
        </text:list-item>
        <text:list-item>
          <text:p text:style-name="P138">"They are going to leave for vacation tomorrow." (Se van de vacaciones mañana) - En este caso, "leave" se traduce como "partir" o "irse".</text:p>
        </text:list-item>
      </text:list>
      <text:p text:style-name="P16">La traducción precisa de "leave" dependerá del contexto específico en el que se use el verbo.</text:p>
      <text:p text:style-name="P118"/>
      <text:p text:style-name="P118"/>
      <text:p text:style-name="P118"/>
      <text:p text:style-name="P118"/>
      <text:p text:style-name="P118"><text:soft-page-break/>lend//lent//lent</text:p>
      <text:p text:style-name="P125">El verbo "lend" se traduce al español como "prestar". Aquí tienes un ejemplo de una frase con esta traducción:</text:p>
      <text:p text:style-name="P16">"I can lend you some money if you need it." (Puedo prestarte algo de dinero si lo necesitas).</text:p>
      <text:p text:style-name="P16">El verbo "lend" se utiliza para referirse a la acción de dar algo a alguien temporalmente, con la expectativa de que será devuelto en el futuro.</text:p>
      <text:p text:style-name="P118">let//let//let</text:p>
      <text:p text:style-name="P125">El verbo "let" se puede traducir al español de varias maneras dependiendo del contexto en el que se use. Algunas posibles traducciones incluyen:</text:p>
      <text:list text:style-name="L54">
        <text:list-item>
          <text:p text:style-name="P139">Permitir: "She let her children play outside." (Ella permitió que sus hijos jugaran afuera).</text:p>
        </text:list-item>
        <text:list-item>
          <text:p text:style-name="P139">Dejar: "Can you let me in, please?" (¿Puedes dejarme entrar, por favor?).</text:p>
        </text:list-item>
        <text:list-item>
          <text:p text:style-name="P139">Alquilar (en el contexto de propiedades): "They let their apartment to a tenant." (Ellos alquilaron su apartamento a un inquilino).</text:p>
        </text:list-item>
        <text:list-item>
          <text:p text:style-name="P140">Dejar pasar: "Let the guests enter the room." (Deja pasar a los invitados a la habitación).</text:p>
        </text:list-item>
      </text:list>
      <text:p text:style-name="P16">La traducción exacta de "let" dependerá del contexto en el que se utilice el verbo.</text:p>
      <text:p text:style-name="P118">lie//lay//lain</text:p>
      <text:p text:style-name="P125"><text:line-break/>El verbo "lie" puede tener varias traducciones en español según el contexto en el que se utilice. Aquí tienes dos de las traducciones más comunes:</text:p>
      <text:list text:style-name="L55">
        <text:list-item>
          <text:p text:style-name="P141">Mentir: "He told a lie about his whereabouts." (Dijo una mentira acerca de su paradero).</text:p>
        </text:list-item>
        <text:list-item>
          <text:p text:style-name="P142">Estar acostado o yacer: "I like to lie in bed and read on Sunday mornings." (Me gusta estar acostado en la cama y leer los domingos por la mañana).</text:p>
        </text:list-item>
      </text:list>
      <text:p text:style-name="P16">La elección entre estas traducciones depende del significado específico en el contexto en el que se utilice el verbo "lie".</text:p>
      <text:p text:style-name="P118">light//lit//lit<text:span text:style-name="T3"><text:line-break/>El verbo "light" se puede traducir al español de varias maneras dependiendo del contexto en el que se utilice. Aquí tienes algunas posibles traducciones:</text:span></text:p>
      <text:list text:style-name="L56">
        <text:list-item>
          <text:p text:style-name="P143">Encender o prender (una luz): "I will light the candles on the table." (Encenderé las velas en la mesa).</text:p>
        </text:list-item>
        <text:list-item>
          <text:p text:style-name="P143">Iluminar: "The full moon will light the night." (La luna llena iluminará la noche).</text:p>
        </text:list-item>
        <text:list-item>
          <text:p text:style-name="P143">Encender (un fuego): "Let's light a fire in the fireplace." (Encendamos un fuego en la chimenea).</text:p>
        </text:list-item>
        <text:list-item>
          <text:p text:style-name="P143">Encender (un cigarrillo): "He lit a cigarette and took a puff." (Encendió un cigarrillo y dio una calada).</text:p>
        </text:list-item>
        <text:list-item>
          <text:p text:style-name="P144">Aligerar (en un contexto figurado): "The news seemed to light his mood." (Las noticias parecían aligerar su estado de ánimo).</text:p>
        </text:list-item>
      </text:list>
      <text:p text:style-name="P16">La traducción precisa de "light" dependerá del contexto en el que se utilice el verbo.</text:p>
      <text:p text:style-name="P118"><text:soft-page-break/>lose//lost//lost</text:p>
      <text:p text:style-name="P125">El verbo "lose" se traduce al español como "perder". Aquí tienes ejemplos de frases con esta traducción:</text:p>
      <text:list text:style-name="L57">
        <text:list-item>
          <text:p text:style-name="P145">"I don't want to lose my keys again." (No quiero perder mis llaves de nuevo).</text:p>
        </text:list-item>
        <text:list-item>
          <text:p text:style-name="P145">"He lost the game last night." (Él perdió el juego anoche).</text:p>
        </text:list-item>
        <text:list-item>
          <text:p text:style-name="P146">"If you're not careful, you could lose your job." (Si no tienes cuidado, podrías perder tu trabajo).</text:p>
        </text:list-item>
      </text:list>
      <text:p text:style-name="P16">El verbo "lose" se utiliza para referirse a la acción de dejar de poseer algo o no tener éxito en una competencia o situación.</text:p>
      <text:p text:style-name="P118">make//made//made</text:p>
      <text:p text:style-name="P125">El verbo "make" se traduce al español de varias maneras dependiendo del contexto en el que se use. Aquí tienes algunas posibles traducciones:</text:p>
      <text:list text:style-name="L58">
        <text:list-item>
          <text:p text:style-name="P147">Hacer: "I will make dinner tonight." (Haré la cena esta noche).</text:p>
        </text:list-item>
        <text:list-item>
          <text:p text:style-name="P147">Crear: "She likes to make art." (Le gusta crear arte).</text:p>
        </text:list-item>
        <text:list-item>
          <text:p text:style-name="P147">Fabricar: "This company makes cars." (Esta empresa fabrica autos).</text:p>
        </text:list-item>
        <text:list-item>
          <text:p text:style-name="P147">Realizar: "He made a decision." (Tomó una decisión).</text:p>
        </text:list-item>
        <text:list-item>
          <text:p text:style-name="P147">Obligar: "You make me happy." (Tú me haces feliz).</text:p>
        </text:list-item>
        <text:list-item>
          <text:p text:style-name="P148">Producir: "This factory makes shoes." (Esta fábrica produce zapatos).</text:p>
        </text:list-item>
      </text:list>
      <text:p text:style-name="P16">La traducción exacta de "make" dependerá del contexto en el que se utilice el verbo.</text:p>
      <text:p text:style-name="P118">mean//meant//meant</text:p>
      <text:p text:style-name="P125">El verbo "mean" se traduce al español como "significar" o "querer decir" cuando se utiliza en el sentido de expresar el significado o la intención de algo. Aquí tienes un ejemplo:</text:p>
      <text:list text:style-name="L59">
        <text:list-item>
          <text:p text:style-name="P149">"What does this word mean?" (¿Qué significa esta palabra?)</text:p>
        </text:list-item>
      </text:list>
      <text:p text:style-name="P16">También puede traducirse como "suponer" o "tener la intención" en un contexto más amplio:</text:p>
      <text:list text:style-name="L60">
        <text:list-item>
          <text:p text:style-name="P150">"I didn't mean to hurt your feelings." (No tenía la intención de herir tus sentimientos).</text:p>
        </text:list-item>
      </text:list>
      <text:p text:style-name="P16">La traducción de "mean" dependerá del contexto específico en el que se utilice en la oración.</text:p>
      <text:p text:style-name="P118">meet//met//met</text:p>
      <text:p text:style-name="P125">El verbo "meet" se traduce al español como "encontrar(se)", "reunirse" o "conocer". Aquí tienes ejemplos de frases con estas traducciones:</text:p>
      <text:list text:style-name="L61">
        <text:list-item>
          <text:p text:style-name="P151">"We will meet at the park at 3 PM." (Nos encontraremos en el parque a las 3 de la tarde).</text:p>
        </text:list-item>
        <text:list-item>
          <text:p text:style-name="P151">"I'm looking forward to meeting your family." (Estoy deseando conocer a tu familia).</text:p>
        </text:list-item>
        <text:list-item>
          <text:p text:style-name="P152">"Let's meet for coffee tomorrow." (Reunámonos para tomar café mañana).</text:p>
        </text:list-item>
      </text:list>
      <text:p text:style-name="P16">La traducción precisa de "meet" dependerá del contexto en el que se utilice el verbo.</text:p>
      <text:p text:style-name="P125"/>
      <text:p text:style-name="P125"/>
      <text:p text:style-name="P118"><text:soft-page-break/>pay//paid//paid</text:p>
      <text:p text:style-name="P125">El verbo "pay" se traduce al español como "pagar". Aquí tienes ejemplos de frases con esta traducción:</text:p>
      <text:list text:style-name="L62">
        <text:list-item>
          <text:p text:style-name="P153">"I will pay for the meal." (Pagaré la comida).</text:p>
        </text:list-item>
        <text:list-item>
          <text:p text:style-name="P153">"She paid the rent on time." (Ella pagó el alquiler a tiempo).</text:p>
        </text:list-item>
        <text:list-item>
          <text:p text:style-name="P154">"They need to pay the bill at the end of the meal." (Necesitan pagar la cuenta al final de la comida).</text:p>
        </text:list-item>
      </text:list>
      <text:p text:style-name="P16">El verbo "pay" se utiliza para referirse a la acción de entregar dinero u otro tipo de compensación a cambio de bienes, servicios o deudas.</text:p>
      <text:p text:style-name="P118">put//put//put</text:p>
      <text:p text:style-name="P125">El verbo "put" se traduce al español como "poner" o "colocar". Aquí tienes ejemplos de frases con estas traducciones:</text:p>
      <text:list text:style-name="L63">
        <text:list-item>
          <text:p text:style-name="P155">"Put the book on the shelf." (Pon el libro en la estantería).</text:p>
        </text:list-item>
        <text:list-item>
          <text:p text:style-name="P155">"He put the keys on the table." (Él colocó las llaves en la mesa).</text:p>
        </text:list-item>
        <text:list-item>
          <text:p text:style-name="P156">"I can put the groceries in the fridge." (Puedo poner las compras en el refrigerador).</text:p>
        </text:list-item>
      </text:list>
      <text:p text:style-name="P16">El verbo "put" se utiliza para describir la acción de ubicar o situar algo en un lugar específico.</text:p>
      <text:p text:style-name="P118">read//read//read</text:p>
      <text:p text:style-name="P125">El verbo "read" se traduce al español como "leer". Aquí tienes ejemplos de frases con esta traducción:</text:p>
      <text:list text:style-name="L64">
        <text:list-item>
          <text:p text:style-name="P157">"I like to read novels." (Me gusta leer novelas).</text:p>
        </text:list-item>
        <text:list-item>
          <text:p text:style-name="P157">"She is reading a magazine." (Ella está leyendo una revista).</text:p>
        </text:list-item>
        <text:list-item>
          <text:p text:style-name="P158">"I will read the report later." (Leeré el informe más tarde).</text:p>
        </text:list-item>
      </text:list>
      <text:p text:style-name="P16">El verbo "read" se utiliza para referirse a la acción de interpretar y comprender el contenido de un texto escrito.</text:p>
      <text:p text:style-name="P118">ride//rode//ridden</text:p>
      <text:p text:style-name="P126">El verbo "ride" se traduce al español como "montar" o "viajar en" en el contexto de desplazarse en un vehículo o animal. Aquí tienes ejemplos de frases con estas traducciones:</text:p>
      <text:list text:style-name="L65">
        <text:list-item>
          <text:p text:style-name="P76">"I like to ride my bicycle in the park." (Me gusta montar en bicicleta en el parque).</text:p>
        </text:list-item>
        <text:list-item>
          <text:p text:style-name="P76">"We're going to ride the subway to work." (Vamos a viajar en el metro al trabajo).</text:p>
        </text:list-item>
        <text:list-item>
          <text:p text:style-name="P77">"He rode a horse through the countryside." (Él montó a caballo por el campo).</text:p>
        </text:list-item>
      </text:list>
      <text:p text:style-name="P13">La traducción de "ride" dependerá del contexto específico en el que se utilice el verbo.</text:p>
      <text:p text:style-name="P14"/>
      <text:p text:style-name="P125"/>
      <text:p text:style-name="P118"/>
      <text:p text:style-name="P118"><text:soft-page-break/>ring//rang//rung</text:p>
      <text:p text:style-name="P125">El verbo "ring" se traduce al español de diversas maneras según el contexto en el que se utilice. Aquí tienes algunas posibles traducciones:</text:p>
      <text:list text:style-name="L66">
        <text:list-item>
          <text:p text:style-name="P159">Sonar o hacer sonar: "The phone is ringing." (El teléfono está sonando).</text:p>
        </text:list-item>
        <text:list-item>
          <text:p text:style-name="P159">Anillo: "She's wearing a beautiful ring." (Ella está llevando un anillo hermoso).</text:p>
        </text:list-item>
        <text:list-item>
          <text:p text:style-name="P159">Llamar o timbrar (en referencia a una campana): "The church bells rang at noon." (Las campanas de la iglesia sonaron al mediodía).</text:p>
        </text:list-item>
        <text:list-item>
          <text:p text:style-name="P160">Cercar o rodear: "A tall fence rings the property." (Una alta valla rodea la propiedad).</text:p>
        </text:list-item>
      </text:list>
      <text:p text:style-name="P16">La traducción exacta de "ring" dependerá del contexto en el que se utilice el verbo.</text:p>
      <text:p text:style-name="P118">rise//rose//risen</text:p>
      <text:p text:style-name="P125">El verbo "rise" se traduce al español como "subir", "elevarse" o "aumentar". Aquí tienes ejemplos de frases con estas traducciones:</text:p>
      <text:list text:style-name="L67">
        <text:list-item>
          <text:p text:style-name="P161">"The sun will rise in the morning." (El sol se elevará por la mañana).</text:p>
        </text:list-item>
        <text:list-item>
          <text:p text:style-name="P161">"The prices have risen recently." (Los precios han subido recientemente).</text:p>
        </text:list-item>
        <text:list-item>
          <text:p text:style-name="P162">"The tide is starting to rise." (La marea está empezando a subir).</text:p>
        </text:list-item>
      </text:list>
      <text:p text:style-name="P16">La traducción de "rise" dependerá del contexto específico en el que se utilice el verbo.</text:p>
      <text:p text:style-name="P118">run//ran//run</text:p>
      <text:p text:style-name="P126">El verbo "run" se traduce al español de varias maneras dependiendo del contexto en el que se utilice. Aquí tienes algunas posibles traducciones:</text:p>
      <text:list text:style-name="L68">
        <text:list-item>
          <text:p text:style-name="P79">Correr: "I like to run in the park." (Me gusta correr en el parque).</text:p>
        </text:list-item>
        <text:list-item>
          <text:p text:style-name="P79">Dirigir o gestionar: "She runs a successful business." (Ella dirige un negocio exitoso).</text:p>
        </text:list-item>
        <text:list-item>
          <text:p text:style-name="P79">Funcionar: "The car's engine is running smoothly." (El motor del coche funciona sin problemas).</text:p>
        </text:list-item>
        <text:list-item>
          <text:p text:style-name="P79">Participar en una competición: "He plans to run in the marathon." (Él planea participar en el maratón).</text:p>
        </text:list-item>
        <text:list-item>
          <text:p text:style-name="P80">Flujo o corriente: "A river runs through the valley." (Un río fluye a través del valle).</text:p>
        </text:list-item>
      </text:list>
      <text:p text:style-name="P16"><text:span text:style-name="T1">La traducción exacta de "run" dependerá del contexto en el que se utilice el verbo.</text:span></text:p>
      <text:p text:style-name="P118">say//said//said</text:p>
      <text:p text:style-name="P125">El verbo "say" se traduce al español como "decir". Aquí tienes ejemplos de frases con esta traducción:</text:p>
      <text:list text:style-name="L69">
        <text:list-item>
          <text:p text:style-name="P163">"She said that she would be here at 3 PM." (Ella dijo que estaría aquí a las 3 de la tarde).</text:p>
        </text:list-item>
        <text:list-item>
          <text:p text:style-name="P164">"What did he say about the new project?" (¿Qué dijo él acerca del nuevo proyecto?).</text:p>
        </text:list-item>
      </text:list>
      <text:p text:style-name="P16">El verbo "say" se utiliza para expresar palabras o ideas verbalmente.</text:p>
      <text:p text:style-name="P125"/>
      <text:p text:style-name="P118"><text:soft-page-break/>see//saw//seen</text:p>
      <text:p text:style-name="P126">El verbo "see" se traduce al español como "ver". Aquí tienes ejemplos de frases con esta traducción:</text:p>
      <text:list text:style-name="L70">
        <text:list-item>
          <text:p text:style-name="P81">"I can see the mountains from my window." (Puedo ver las montañas desde mi ventana).</text:p>
        </text:list-item>
        <text:list-item>
          <text:p text:style-name="P82">"Did you see that movie last night?" (¿Viste esa película anoche?).</text:p>
        </text:list-item>
      </text:list>
      <text:p text:style-name="P13">El verbo "see" se utiliza para denotar la acción de percibir visualmente algo a través de los ojos.</text:p>
      <text:p text:style-name="P14"/>
      <text:p text:style-name="P1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5T20:13:54.457000000</meta:creation-date>
    <dc:date>2023-10-16T21:29:36.506000000</dc:date>
    <meta:editing-duration>PT2H16M28S</meta:editing-duration>
    <meta:editing-cycles>4</meta:editing-cycles>
    <meta:generator>LibreOffice/7.4.3.2$Windows_X86_64 LibreOffice_project/1048a8393ae2eeec98dff31b5c133c5f1d08b890</meta:generator>
    <meta:document-statistic meta:table-count="0" meta:image-count="0" meta:object-count="0" meta:page-count="21" meta:paragraph-count="478" meta:word-count="6801" meta:character-count="39409" meta:non-whitespace-character-count="33363"/>
  </office:meta>
</office:document-meta>
</file>